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face style:name="Tahoma2" svg:font-family="Tahoma"/>
    <style:font-face style:name="Gothic" svg:font-family="Gothic" style:font-pitch="variable"/>
    <style:font-face style:name="Lucida Sans Unicode1" svg:font-family="'Lucida Sans Unicode'" style:font-pitch="variable"/>
    <style:font-face style:name="Lucidasans" svg:font-family="Lucidasans"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2" style:family="table">
      <style:table-properties style:width="9.299cm" fo:margin-top="0.25cm" fo:margin-bottom="0cm" table:align="margins" style:writing-mode="lr-tb"/>
    </style:style>
    <style:style style:name="Tableau2.A" style:family="table-column">
      <style:table-column-properties style:column-width="0.93cm" style:rel-column-width="6553*"/>
    </style:style>
    <style:style style:name="Tableau2.J" style:family="table-column">
      <style:table-column-properties style:column-width="0.931cm" style:rel-column-width="6558*"/>
    </style:style>
    <style:style style:name="Tableau2.A1" style:family="table-cell">
      <style:table-cell-properties fo:padding-left="0cm" fo:padding-right="0cm" fo:padding-top="0.101cm" fo:padding-bottom="0.101cm" fo:border-left="1pt solid #000000" fo:border-right="none" fo:border-top="1pt solid #000000" fo:border-bottom="1pt solid #000000"/>
    </style:style>
    <style:style style:name="Tableau2.B1" style:family="table-cell" style:data-style-name="N0">
      <style:table-cell-properties fo:padding-left="0cm" fo:padding-right="0cm" fo:padding-top="0.101cm" fo:padding-bottom="0.101cm" fo:border-left="1pt solid #000000" fo:border-right="none" fo:border-top="1pt solid #000000" fo:border-bottom="1pt solid #000000"/>
    </style:style>
    <style:style style:name="Tableau2.C1" style:family="table-cell" style:data-style-name="N0">
      <style:table-cell-properties fo:background-color="#cccccc" fo:padding-left="0cm" fo:padding-right="0cm" fo:padding-top="0.101cm" fo:padding-bottom="0.101cm" fo:border-left="1pt solid #000000" fo:border-right="none" fo:border-top="1pt solid #000000" fo:border-bottom="1pt solid #000000">
        <style:background-image/>
      </style:table-cell-properties>
    </style:style>
    <style:style style:name="Tableau2.H1" style:family="table-cell" style:data-style-name="N0">
      <style:table-cell-properties fo:background-color="transparent" fo:padding-left="0cm" fo:padding-right="0cm" fo:padding-top="0.101cm" fo:padding-bottom="0.101cm" fo:border-left="1pt solid #000000" fo:border-right="none" fo:border-top="1pt solid #000000" fo:border-bottom="1pt solid #000000">
        <style:background-image/>
      </style:table-cell-properties>
    </style:style>
    <style:style style:name="Tableau2.J1" style:family="table-cell" style:data-style-name="N0">
      <style:table-cell-properties fo:padding-left="0cm" fo:padding-right="0cm" fo:padding-top="0.101cm" fo:padding-bottom="0.101cm" fo:border="1pt solid #000000"/>
    </style:style>
    <style:style style:name="Tableau2.A2" style:family="table-cell">
      <style:table-cell-properties fo:padding-left="0cm" fo:padding-right="0cm" fo:padding-top="0.101cm" fo:padding-bottom="0.101cm" fo:border-left="1pt solid #000000" fo:border-right="none" fo:border-top="none" fo:border-bottom="1pt solid #000000"/>
    </style:style>
    <style:style style:name="Tableau2.B2" style:family="table-cell">
      <style:table-cell-properties fo:padding-left="0cm" fo:padding-right="0cm" fo:padding-top="0.101cm" fo:padding-bottom="0.101cm" fo:border-left="1pt solid #000000" fo:border-right="none" fo:border-top="none" fo:border-bottom="1pt solid #000000"/>
    </style:style>
    <style:style style:name="Tableau2.C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2.D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2.E2" style:family="table-cell">
      <style:table-cell-properties fo:padding-left="0cm" fo:padding-right="0cm" fo:padding-top="0.101cm" fo:padding-bottom="0.101cm" fo:border-left="1pt solid #000000" fo:border-right="none" fo:border-top="none" fo:border-bottom="1pt solid #000000"/>
    </style:style>
    <style:style style:name="Tableau2.F2" style:family="table-cell">
      <style:table-cell-properties fo:padding-left="0cm" fo:padding-right="0cm" fo:padding-top="0.101cm" fo:padding-bottom="0.101cm" fo:border-left="1pt solid #000000" fo:border-right="none" fo:border-top="none" fo:border-bottom="1pt solid #000000"/>
    </style:style>
    <style:style style:name="Tableau2.G2" style:family="table-cell">
      <style:table-cell-properties fo:padding-left="0cm" fo:padding-right="0cm" fo:padding-top="0.101cm" fo:padding-bottom="0.101cm" fo:border-left="1pt solid #000000" fo:border-right="none" fo:border-top="none" fo:border-bottom="1pt solid #000000"/>
    </style:style>
    <style:style style:name="Tableau2.H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2.I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2.J2" style:family="table-cell">
      <style:table-cell-properties fo:padding-left="0cm" fo:padding-right="0cm" fo:padding-top="0.101cm" fo:padding-bottom="0.101cm" fo:border-left="1pt solid #000000" fo:border-right="1pt solid #000000" fo:border-top="none" fo:border-bottom="1pt solid #000000"/>
    </style:style>
    <style:style style:name="Tableau1" style:family="table">
      <style:table-properties style:width="9.299cm" fo:margin-top="0.25cm" fo:margin-bottom="0cm" table:align="margins" style:writing-mode="lr-tb"/>
    </style:style>
    <style:style style:name="Tableau1.A" style:family="table-column">
      <style:table-column-properties style:column-width="0.93cm" style:rel-column-width="6553*"/>
    </style:style>
    <style:style style:name="Tableau1.J" style:family="table-column">
      <style:table-column-properties style:column-width="0.931cm" style:rel-column-width="6558*"/>
    </style:style>
    <style:style style:name="Tableau1.A1" style:family="table-cell">
      <style:table-cell-properties fo:padding-left="0cm" fo:padding-right="0cm" fo:padding-top="0.101cm" fo:padding-bottom="0.101cm" fo:border-left="1pt solid #000000" fo:border-right="none" fo:border-top="1pt solid #000000" fo:border-bottom="1pt solid #000000"/>
    </style:style>
    <style:style style:name="Tableau1.B1" style:family="table-cell" style:data-style-name="N0">
      <style:table-cell-properties fo:padding-left="0cm" fo:padding-right="0cm" fo:padding-top="0.101cm" fo:padding-bottom="0.101cm" fo:border-left="1pt solid #000000" fo:border-right="none" fo:border-top="1pt solid #000000" fo:border-bottom="1pt solid #000000"/>
    </style:style>
    <style:style style:name="Tableau1.C1" style:family="table-cell" style:data-style-name="N0">
      <style:table-cell-properties fo:background-color="#cccccc" fo:padding-left="0cm" fo:padding-right="0cm" fo:padding-top="0.101cm" fo:padding-bottom="0.101cm" fo:border-left="1pt solid #000000" fo:border-right="none" fo:border-top="1pt solid #000000" fo:border-bottom="1pt solid #000000">
        <style:background-image/>
      </style:table-cell-properties>
    </style:style>
    <style:style style:name="Tableau1.H1" style:family="table-cell" style:data-style-name="N0">
      <style:table-cell-properties fo:background-color="transparent" fo:padding-left="0cm" fo:padding-right="0cm" fo:padding-top="0.101cm" fo:padding-bottom="0.101cm" fo:border-left="1pt solid #000000" fo:border-right="none" fo:border-top="1pt solid #000000" fo:border-bottom="1pt solid #000000">
        <style:background-image/>
      </style:table-cell-properties>
    </style:style>
    <style:style style:name="Tableau1.J1" style:family="table-cell" style:data-style-name="N0">
      <style:table-cell-properties fo:padding-left="0cm" fo:padding-right="0cm" fo:padding-top="0.101cm" fo:padding-bottom="0.101cm" fo:border="1pt solid #000000"/>
    </style:style>
    <style:style style:name="Tableau1.A2" style:family="table-cell">
      <style:table-cell-properties fo:padding-left="0cm" fo:padding-right="0cm" fo:padding-top="0.101cm" fo:padding-bottom="0.101cm" fo:border-left="1pt solid #000000" fo:border-right="none" fo:border-top="none" fo:border-bottom="1pt solid #000000"/>
    </style:style>
    <style:style style:name="Tableau1.B2" style:family="table-cell">
      <style:table-cell-properties fo:padding-left="0cm" fo:padding-right="0cm" fo:padding-top="0.101cm" fo:padding-bottom="0.101cm" fo:border-left="1pt solid #000000" fo:border-right="none" fo:border-top="none" fo:border-bottom="1pt solid #000000"/>
    </style:style>
    <style:style style:name="Tableau1.C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1.D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1.E2" style:family="table-cell">
      <style:table-cell-properties fo:padding-left="0cm" fo:padding-right="0cm" fo:padding-top="0.101cm" fo:padding-bottom="0.101cm" fo:border-left="1pt solid #000000" fo:border-right="none" fo:border-top="none" fo:border-bottom="1pt solid #000000"/>
    </style:style>
    <style:style style:name="Tableau1.F2" style:family="table-cell">
      <style:table-cell-properties fo:padding-left="0cm" fo:padding-right="0cm" fo:padding-top="0.101cm" fo:padding-bottom="0.101cm" fo:border-left="1pt solid #000000" fo:border-right="none" fo:border-top="none" fo:border-bottom="1pt solid #000000"/>
    </style:style>
    <style:style style:name="Tableau1.G2" style:family="table-cell">
      <style:table-cell-properties fo:padding-left="0cm" fo:padding-right="0cm" fo:padding-top="0.101cm" fo:padding-bottom="0.101cm" fo:border-left="1pt solid #000000" fo:border-right="none" fo:border-top="none" fo:border-bottom="1pt solid #000000"/>
    </style:style>
    <style:style style:name="Tableau1.H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1.I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1.J2" style:family="table-cell">
      <style:table-cell-properties fo:padding-left="0cm" fo:padding-right="0cm" fo:padding-top="0.101cm" fo:padding-bottom="0.101cm" fo:border-left="1pt solid #000000" fo:border-right="1pt solid #000000" fo:border-top="none" fo:border-bottom="1pt solid #000000"/>
    </style:style>
    <style:style style:name="Tableau3" style:family="table">
      <style:table-properties style:width="9.299cm" fo:margin-top="0.25cm" fo:margin-bottom="0cm" table:align="margins" style:writing-mode="lr-tb"/>
    </style:style>
    <style:style style:name="Tableau3.A" style:family="table-column">
      <style:table-column-properties style:column-width="0.93cm" style:rel-column-width="6553*"/>
    </style:style>
    <style:style style:name="Tableau3.J" style:family="table-column">
      <style:table-column-properties style:column-width="0.931cm" style:rel-column-width="6558*"/>
    </style:style>
    <style:style style:name="Tableau3.A1" style:family="table-cell">
      <style:table-cell-properties fo:padding-left="0cm" fo:padding-right="0cm" fo:padding-top="0.101cm" fo:padding-bottom="0.101cm" fo:border-left="1pt solid #000000" fo:border-right="none" fo:border-top="1pt solid #000000" fo:border-bottom="1pt solid #000000"/>
    </style:style>
    <style:style style:name="Tableau3.B1" style:family="table-cell" style:data-style-name="N0">
      <style:table-cell-properties fo:padding-left="0cm" fo:padding-right="0cm" fo:padding-top="0.101cm" fo:padding-bottom="0.101cm" fo:border-left="1pt solid #000000" fo:border-right="none" fo:border-top="1pt solid #000000" fo:border-bottom="1pt solid #000000"/>
    </style:style>
    <style:style style:name="Tableau3.C1" style:family="table-cell" style:data-style-name="N0">
      <style:table-cell-properties fo:background-color="#cccccc" fo:padding-left="0cm" fo:padding-right="0cm" fo:padding-top="0.101cm" fo:padding-bottom="0.101cm" fo:border-left="1pt solid #000000" fo:border-right="none" fo:border-top="1pt solid #000000" fo:border-bottom="1pt solid #000000">
        <style:background-image/>
      </style:table-cell-properties>
    </style:style>
    <style:style style:name="Tableau3.H1" style:family="table-cell" style:data-style-name="N0">
      <style:table-cell-properties fo:background-color="transparent" fo:padding-left="0cm" fo:padding-right="0cm" fo:padding-top="0.101cm" fo:padding-bottom="0.101cm" fo:border-left="1pt solid #000000" fo:border-right="none" fo:border-top="1pt solid #000000" fo:border-bottom="1pt solid #000000">
        <style:background-image/>
      </style:table-cell-properties>
    </style:style>
    <style:style style:name="Tableau3.J1" style:family="table-cell" style:data-style-name="N0">
      <style:table-cell-properties fo:padding-left="0cm" fo:padding-right="0cm" fo:padding-top="0.101cm" fo:padding-bottom="0.101cm" fo:border="1pt solid #000000"/>
    </style:style>
    <style:style style:name="Tableau3.A2" style:family="table-cell">
      <style:table-cell-properties fo:padding-left="0cm" fo:padding-right="0cm" fo:padding-top="0.101cm" fo:padding-bottom="0.101cm" fo:border-left="1pt solid #000000" fo:border-right="none" fo:border-top="none" fo:border-bottom="1pt solid #000000"/>
    </style:style>
    <style:style style:name="Tableau3.B2" style:family="table-cell">
      <style:table-cell-properties fo:padding-left="0cm" fo:padding-right="0cm" fo:padding-top="0.101cm" fo:padding-bottom="0.101cm" fo:border-left="1pt solid #000000" fo:border-right="none" fo:border-top="none" fo:border-bottom="1pt solid #000000"/>
    </style:style>
    <style:style style:name="Tableau3.C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3.D2" style:family="table-cell">
      <style:table-cell-properties fo:background-color="#cccccc" fo:padding-left="0cm" fo:padding-right="0cm" fo:padding-top="0.101cm" fo:padding-bottom="0.101cm" fo:border-left="1pt solid #000000" fo:border-right="none" fo:border-top="none" fo:border-bottom="1pt solid #000000">
        <style:background-image/>
      </style:table-cell-properties>
    </style:style>
    <style:style style:name="Tableau3.E2" style:family="table-cell">
      <style:table-cell-properties fo:padding-left="0cm" fo:padding-right="0cm" fo:padding-top="0.101cm" fo:padding-bottom="0.101cm" fo:border-left="1pt solid #000000" fo:border-right="none" fo:border-top="none" fo:border-bottom="1pt solid #000000"/>
    </style:style>
    <style:style style:name="Tableau3.F2" style:family="table-cell">
      <style:table-cell-properties fo:padding-left="0cm" fo:padding-right="0cm" fo:padding-top="0.101cm" fo:padding-bottom="0.101cm" fo:border-left="1pt solid #000000" fo:border-right="none" fo:border-top="none" fo:border-bottom="1pt solid #000000"/>
    </style:style>
    <style:style style:name="Tableau3.G2" style:family="table-cell">
      <style:table-cell-properties fo:padding-left="0cm" fo:padding-right="0cm" fo:padding-top="0.101cm" fo:padding-bottom="0.101cm" fo:border-left="1pt solid #000000" fo:border-right="none" fo:border-top="none" fo:border-bottom="1pt solid #000000"/>
    </style:style>
    <style:style style:name="Tableau3.H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3.I2" style:family="table-cell">
      <style:table-cell-properties fo:background-color="transparent" fo:padding-left="0cm" fo:padding-right="0cm" fo:padding-top="0.101cm" fo:padding-bottom="0.101cm" fo:border-left="1pt solid #000000" fo:border-right="none" fo:border-top="none" fo:border-bottom="1pt solid #000000">
        <style:background-image/>
      </style:table-cell-properties>
    </style:style>
    <style:style style:name="Tableau3.J2" style:family="table-cell">
      <style:table-cell-properties fo:padding-left="0cm" fo:padding-right="0cm" fo:padding-top="0.101cm" fo:padding-bottom="0.101cm" fo:border-left="1pt solid #000000" fo:border-right="1pt solid #000000" fo:border-top="none" fo:border-bottom="1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245a8b"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bold" officeooo:paragraph-rsid="00245a8b" style:font-size-asian="12pt" style:font-weight-asian="bold" style:font-size-complex="12pt" style:font-weight-complex="bold"/>
    </style:style>
    <style:style style:name="P5" style:family="paragraph" style:parent-style-name="Standard">
      <style:paragraph-properties fo:orphans="0" fo:widows="0"/>
    </style:style>
    <style:style style:name="P6" style:family="paragraph" style:parent-style-name="Standard">
      <style:paragraph-properties fo:orphans="0" fo:widows="0"/>
      <style:text-properties officeooo:paragraph-rsid="00245a8b"/>
    </style:style>
    <style:style style:name="P7" style:family="paragraph" style:parent-style-name="Standard">
      <style:paragraph-properties>
        <style:tab-stops>
          <style:tab-stop style:position="4.503cm"/>
        </style:tab-stops>
      </style:paragraph-properties>
    </style:style>
    <style:style style:name="P8" style:family="paragraph" style:parent-style-name="Standard">
      <style:paragraph-properties>
        <style:tab-stops>
          <style:tab-stop style:position="4.503cm"/>
        </style:tab-stops>
      </style:paragraph-properties>
      <style:text-properties officeooo:paragraph-rsid="00245a8b"/>
    </style:style>
    <style:style style:name="P9" style:family="paragraph" style:parent-style-name="Standard">
      <style:paragraph-properties>
        <style:tab-stops>
          <style:tab-stop style:position="4.503cm"/>
        </style:tab-stops>
      </style:paragraph-properties>
      <style:text-properties officeooo:paragraph-rsid="0032cefc"/>
    </style:style>
    <style:style style:name="P10" style:family="paragraph" style:parent-style-name="Standard">
      <style:text-properties officeooo:paragraph-rsid="00245a8b"/>
    </style:style>
    <style:style style:name="P11" style:family="paragraph" style:parent-style-name="Standard">
      <style:text-properties officeooo:paragraph-rsid="00324dd1"/>
    </style:style>
    <style:style style:name="P12" style:family="paragraph" style:parent-style-name="Standard">
      <style:text-properties officeooo:paragraph-rsid="0032cefc"/>
    </style:style>
    <style:style style:name="P13" style:family="paragraph" style:parent-style-name="Standard">
      <style:text-properties officeooo:paragraph-rsid="00330f72"/>
    </style:style>
    <style:style style:name="P14" style:family="paragraph" style:parent-style-name="Standard">
      <style:paragraph-properties>
        <style:tab-stops>
          <style:tab-stop style:position="4.503cm"/>
        </style:tab-stops>
      </style:paragraph-properties>
      <style:text-properties fo:font-style="normal" officeooo:paragraph-rsid="0032cefc" style:font-style-asian="normal" style:font-style-complex="normal"/>
    </style:style>
    <style:style style:name="P15" style:family="paragraph" style:parent-style-name="Standard">
      <style:paragraph-properties fo:margin-top="0.101cm" fo:margin-bottom="0cm" loext:contextual-spacing="false" fo:text-align="center" style:justify-single-word="false"/>
      <style:text-properties fo:font-size="12pt" style:font-size-asian="12pt" style:font-size-complex="12pt"/>
    </style:style>
    <style:style style:name="P16" style:family="paragraph" style:parent-style-name="Standard">
      <style:paragraph-properties fo:margin-top="0.101cm" fo:margin-bottom="0cm" loext:contextual-spacing="false" fo:text-align="center" style:justify-single-word="false"/>
      <style:text-properties fo:font-size="12pt" officeooo:paragraph-rsid="00245a8b" style:font-size-asian="12pt" style:font-size-complex="12pt"/>
    </style:style>
    <style:style style:name="P17" style:family="paragraph" style:parent-style-name="Titre_20_rubrique">
      <style:paragraph-properties fo:break-before="column"/>
    </style:style>
    <style:style style:name="P18" style:family="paragraph" style:parent-style-name="Titre_20_rubrique">
      <style:paragraph-properties fo:break-before="column"/>
      <style:text-properties officeooo:paragraph-rsid="00245a8b"/>
    </style:style>
    <style:style style:name="P19" style:family="paragraph" style:parent-style-name="Table_20_Contents">
      <style:paragraph-properties fo:text-align="center" style:justify-single-word="false"/>
      <style:text-properties fo:font-style="normal" style:font-style-asian="normal" style:font-style-complex="normal"/>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245a8b"/>
    </style:style>
    <style:style style:name="P22" style:family="paragraph" style:parent-style-name="Titre_20_Chapitre">
      <style:paragraph-properties fo:break-before="page" fo:padding="0cm" fo:border-left="none" fo:border-right="none" fo:border-top="none" fo:border-bottom="0.99pt solid #000000" style:shadow="none">
        <style:tab-stops>
          <style:tab-stop style:position="18.987cm" style:type="right"/>
        </style:tab-stops>
      </style:paragraph-properties>
      <style:text-properties fo:font-size="19pt" officeooo:paragraph-rsid="00245a8b" style:font-size-asian="19pt" style:font-size-complex="19pt"/>
    </style:style>
    <style:style style:name="P23" style:family="paragraph" style:parent-style-name="Titre_20_rubrique">
      <style:text-properties officeooo:paragraph-rsid="00245a8b"/>
    </style:style>
    <style:style style:name="P24" style:family="paragraph" style:parent-style-name="Titre_20_rubrique">
      <style:text-properties officeooo:paragraph-rsid="00330f72"/>
    </style:style>
    <style:style style:name="P25" style:family="paragraph" style:parent-style-name="Titre_20_Chapitre" style:master-page-name="Standard">
      <style:paragraph-properties style:page-number="auto" fo:padding="0cm" fo:border-left="none" fo:border-right="none" fo:border-top="none" fo:border-bottom="0.99pt solid #000000" style:shadow="none">
        <style:tab-stops>
          <style:tab-stop style:position="18.987cm" style:type="right"/>
        </style:tab-stops>
      </style:paragraph-properties>
      <style:text-properties fo:font-size="19pt" officeooo:paragraph-rsid="0025124f" style:font-size-asian="19pt" style:font-size-complex="19pt"/>
    </style:style>
    <style:style style:name="P26" style:family="paragraph" style:parent-style-name="Titre_20_Chapitre" style:master-page-name="Standard">
      <style:paragraph-properties style:page-number="auto" fo:padding="0cm" fo:border-left="none" fo:border-right="none" fo:border-top="none" fo:border-bottom="0.99pt solid #000000" style:shadow="none">
        <style:tab-stops>
          <style:tab-stop style:position="18.987cm" style:type="right"/>
        </style:tab-stops>
      </style:paragraph-properties>
    </style:style>
    <style:style style:name="P27" style:family="paragraph" style:parent-style-name="Standard" style:list-style-name="Numbering_20_1"/>
    <style:style style:name="P28" style:family="paragraph" style:parent-style-name="Standard" style:list-style-name="Numbering_20_1">
      <style:text-properties officeooo:paragraph-rsid="00245a8b"/>
    </style:style>
    <style:style style:name="P29" style:family="paragraph" style:parent-style-name="Standard" style:list-style-name="Numbering_20_1">
      <style:text-properties officeooo:paragraph-rsid="002b565e"/>
    </style:style>
    <style:style style:name="P30" style:family="paragraph" style:parent-style-name="Standard" style:list-style-name="Numbering_20_1">
      <style:text-properties officeooo:paragraph-rsid="0025f468"/>
    </style:style>
    <style:style style:name="P31" style:family="paragraph" style:parent-style-name="Standard" style:list-style-name="Numbering_20_1">
      <style:text-properties officeooo:paragraph-rsid="0029911b"/>
    </style:style>
    <style:style style:name="P32" style:family="paragraph" style:parent-style-name="Standard" style:list-style-name="List_20_1"/>
    <style:style style:name="P33" style:family="paragraph" style:parent-style-name="Standard" style:list-style-name="List_20_1">
      <style:text-properties officeooo:paragraph-rsid="00324dd1"/>
    </style:style>
    <style:style style:name="P34" style:family="paragraph" style:parent-style-name="Standard" style:list-style-name="List_20_1">
      <style:text-properties style:font-name="Times New Roman" fo:font-size="12pt" style:font-name-asian="Times New Roman" style:font-size-asian="12pt" style:font-name-complex="Times New Roman" style:font-size-complex="12pt"/>
    </style:style>
    <style:style style:name="P35" style:family="paragraph" style:parent-style-name="Standard" style:list-style-name="List_20_1">
      <style:text-properties style:font-name="Times New Roman" fo:font-size="12pt" officeooo:paragraph-rsid="00245a8b" style:font-name-asian="Times New Roman" style:font-size-asian="12pt" style:font-name-complex="Times New Roman" style:font-size-complex="12pt"/>
    </style:style>
    <style:style style:name="P36" style:family="paragraph" style:parent-style-name="Standard" style:list-style-name="Numbering_20_1">
      <style:text-properties fo:font-size="12pt" officeooo:rsid="0025124f" officeooo:paragraph-rsid="0026a6c1" style:font-size-asian="12pt" style:font-size-complex="12pt"/>
    </style:style>
    <style:style style:name="P37" style:family="paragraph" style:parent-style-name="Standard" style:list-style-name="Numbering_20_1">
      <style:text-properties fo:font-size="12pt" officeooo:rsid="0025124f" officeooo:paragraph-rsid="0025124f" style:font-size-asian="12pt" style:font-size-complex="12pt"/>
    </style:style>
    <style:style style:name="P38" style:family="paragraph" style:parent-style-name="Standard" style:list-style-name="Numbering_20_1">
      <style:text-properties fo:font-size="12pt" officeooo:rsid="0026a6c1" officeooo:paragraph-rsid="0026a6c1" style:font-size-asian="12pt" style:font-size-complex="12pt"/>
    </style:style>
    <style:style style:name="P39" style:family="paragraph" style:parent-style-name="Standard" style:list-style-name="Numbering_20_1">
      <style:text-properties fo:font-size="12pt" officeooo:rsid="0027ab20" officeooo:paragraph-rsid="0027ab20" style:font-size-asian="12pt" style:font-size-complex="12pt"/>
    </style:style>
    <style:style style:name="P40" style:family="paragraph" style:parent-style-name="Standard" style:list-style-name="Numbering_20_1">
      <style:text-properties fo:font-size="12pt" style:font-size-asian="12pt" style:font-size-complex="12pt"/>
    </style:style>
    <style:style style:name="P41" style:family="paragraph" style:parent-style-name="Standard" style:list-style-name="Numbering_20_1">
      <style:text-properties fo:font-size="12pt" officeooo:paragraph-rsid="001dbb71" style:font-size-asian="12pt" style:font-size-complex="12pt"/>
    </style:style>
    <style:style style:name="P42" style:family="paragraph" style:parent-style-name="Standard" style:list-style-name="Exercice">
      <style:text-properties officeooo:paragraph-rsid="00245a8b"/>
    </style:style>
    <style:style style:name="P43" style:family="paragraph" style:parent-style-name="Standard" style:list-style-name="Exercice">
      <style:text-properties officeooo:paragraph-rsid="0032cefc"/>
    </style:style>
    <style:style style:name="P44" style:family="paragraph" style:parent-style-name="Standard" style:list-style-name="Exercice">
      <style:text-properties officeooo:paragraph-rsid="00330f72"/>
    </style:style>
    <style:style style:name="P45" style:family="paragraph" style:parent-style-name="Standard">
      <style:paragraph-properties fo:text-align="center" style:justify-single-word="false"/>
      <style:text-properties officeooo:paragraph-rsid="0034df5e"/>
    </style:style>
    <style:style style:name="P46" style:family="paragraph" style:parent-style-name="Table_20_Contents">
      <style:paragraph-properties fo:text-align="center" style:justify-single-word="false"/>
      <style:text-properties fo:font-style="italic" officeooo:rsid="0034df5e" officeooo:paragraph-rsid="0034df5e" style:font-style-asian="italic" style:font-style-complex="italic"/>
    </style:style>
    <style:style style:name="P47" style:family="paragraph">
      <style:paragraph-properties fo:text-align="center"/>
    </style:style>
    <style:style style:name="P48" style:family="paragraph">
      <loext:graphic-properties draw:fill="none"/>
      <style:paragraph-properties fo:text-align="center"/>
      <style:text-properties fo:font-size="12pt" style:font-size-asian="12pt" style:font-size-complex="12pt"/>
    </style:style>
    <style:style style:name="P49" style:family="paragraph">
      <loext:graphic-properties draw:fill="none"/>
      <style:paragraph-properties fo:text-align="center"/>
      <style:text-properties fo:font-size="12pt" fo:font-style="normal" style:font-size-asian="12pt" style:font-style-asian="normal" style:font-size-complex="12pt" style:font-style-complex="normal"/>
    </style:style>
    <style:style style:name="P5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officeooo:rsid="001dbb71" style:font-size-asian="12pt" style:font-size-complex="12pt"/>
    </style:style>
    <style:style style:name="T3" style:family="text">
      <style:text-properties fo:font-size="12pt" officeooo:rsid="0025124f" style:font-size-asian="12pt" style:font-size-complex="12pt"/>
    </style:style>
    <style:style style:name="T4" style:family="text">
      <style:text-properties fo:font-size="12pt" officeooo:rsid="0025f468" style:font-size-asian="12pt" style:font-size-complex="12pt"/>
    </style:style>
    <style:style style:name="T5" style:family="text">
      <style:text-properties fo:font-size="12pt" officeooo:rsid="0029911b" style:font-size-asian="12pt" style:font-size-complex="12pt"/>
    </style:style>
    <style:style style:name="T6" style:family="text">
      <style:text-properties fo:font-size="12pt" officeooo:rsid="0031726a" style:font-size-asian="12pt" style:font-size-complex="12pt"/>
    </style:style>
    <style:style style:name="T7" style:family="text">
      <style:text-properties fo:font-size="12pt" officeooo:rsid="00323fa1" style:font-size-asian="12pt" style:font-size-complex="12pt"/>
    </style:style>
    <style:style style:name="T8" style:family="text">
      <style:text-properties fo:font-size="12pt" officeooo:rsid="00324dd1" style:font-size-asian="12pt" style:font-size-complex="12pt"/>
    </style:style>
    <style:style style:name="T9" style:family="text">
      <style:text-properties fo:font-size="12pt" fo:font-style="italic" style:font-size-asian="12pt" style:font-size-complex="12pt"/>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8pt" style:font-size-asian="8pt" style:font-size-complex="8pt"/>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32cefc" style:font-style-asian="italic" style:font-style-complex="italic"/>
    </style:style>
    <style:style style:name="T18" style:family="text">
      <style:text-properties fo:font-style="italic" officeooo:rsid="0034df5e" style:font-style-asian="italic" style:font-style-complex="italic"/>
    </style:style>
    <style:style style:name="T19" style:family="text">
      <style:text-properties fo:font-style="italic" officeooo:rsid="0032cefc" style:font-style-asian="normal" style:font-style-complex="normal"/>
    </style:style>
    <style:style style:name="T20" style:family="text">
      <style:text-properties style:text-position="super 58%"/>
    </style:style>
    <style:style style:name="T21" style:family="text">
      <style:text-properties style:text-position="super 58%" style:font-name="Times New Roman" fo:font-style="normal" fo:font-weight="normal" style:font-style-asian="normal" style:font-weight-asian="normal" style:font-style-complex="normal" style:font-weight-complex="normal"/>
    </style:style>
    <style:style style:name="T22" style:family="text">
      <style:text-properties style:text-position="super 58%" fo:font-size="12pt" fo:font-weight="normal" style:font-size-asian="12pt" style:font-weight-asian="normal" style:font-size-complex="12pt" style:font-weight-complex="normal"/>
    </style:style>
    <style:style style:name="T23" style:family="text">
      <style:text-properties style:text-position="super 58%" officeooo:rsid="0034df5e"/>
    </style:style>
    <style:style style:name="T24" style:family="text">
      <style:text-properties fo:font-weight="bold" style:font-weight-asian="bold" style:font-weight-complex="bold"/>
    </style:style>
    <style:style style:name="T25" style:family="text">
      <style:text-properties style:text-position="sub 58%"/>
    </style:style>
    <style:style style:name="T26" style:family="text">
      <style:text-properties fo:font-style="normal" style:font-style-asian="normal" style:font-style-complex="normal"/>
    </style:style>
    <style:style style:name="T27" style:family="text">
      <style:text-properties fo:font-style="normal" officeooo:rsid="0032cefc" style:font-style-asian="normal" style:font-style-complex="normal"/>
    </style:style>
    <style:style style:name="T28" style:family="text">
      <style:text-properties fo:font-style="normal" officeooo:rsid="00330f72" style:font-style-asian="normal" style:font-style-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Times New Roman" fo:font-style="italic" fo:font-weight="normal" style:font-style-asian="italic" style:font-weight-asian="normal" style:font-style-complex="italic" style:font-weight-complex="normal"/>
    </style:style>
    <style:style style:name="T32" style:family="text">
      <style:text-properties style:font-name="OpenSymbol"/>
    </style:style>
    <style:style style:name="T33" style:family="text">
      <style:text-properties style:font-name="OpenSymbol" fo:font-style="normal" fo:font-weight="normal" style:font-style-asian="normal" style:font-weight-asian="normal" style:font-style-complex="normal" style:font-weight-complex="normal"/>
    </style:style>
    <style:style style:name="T34" style:family="text">
      <style:text-properties officeooo:rsid="001dbb71"/>
    </style:style>
    <style:style style:name="T35" style:family="text">
      <style:text-properties officeooo:rsid="001eea4a"/>
    </style:style>
    <style:style style:name="T36" style:family="text">
      <style:text-properties officeooo:rsid="002267a3"/>
    </style:style>
    <style:style style:name="T37" style:family="text">
      <style:text-properties officeooo:rsid="0025124f"/>
    </style:style>
    <style:style style:name="T38" style:family="text">
      <style:text-properties officeooo:rsid="00299f56"/>
    </style:style>
    <style:style style:name="T39" style:family="text">
      <style:text-properties officeooo:rsid="002a67d6"/>
    </style:style>
    <style:style style:name="T40" style:family="text">
      <style:text-properties officeooo:rsid="00323fa1"/>
    </style:style>
    <style:style style:name="T41" style:family="text">
      <style:text-properties style:text-position="0% 100%"/>
    </style:style>
    <style:style style:name="T42" style:family="text">
      <style:text-properties officeooo:rsid="0032cefc"/>
    </style:style>
    <style:style style:name="T43" style:family="text">
      <style:text-properties officeooo:rsid="00341c86"/>
    </style:style>
    <style:style style:name="T44" style:family="text">
      <style:text-properties officeooo:rsid="0034df5e"/>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normal" style:font-size-asian="12pt" style:font-style-asian="normal" style:font-size-complex="12pt" style:font-style-complex="normal"/>
    </style:style>
    <style:style style:name="fr1" style:family="graphic" style:parent-style-name="Frame">
      <style:graphic-properties style:wrap="none" style:vertical-pos="middle" style:vertical-rel="baseline" style:horizontal-pos="from-left" style:horizontal-rel="paragraph" fo:padding="0.049cm" fo:border="0.99pt solid #000000" style:shadow="none" draw:shadow-opacity="100%"/>
    </style:style>
    <style:style style:name="fr2"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399cm">
          <style:column-sep style:width="0.035cm" style:color="#000000" style:height="100%" style:style="solid"/>
          <style:column style:rel-width="32767*" fo:start-indent="0cm" fo:end-indent="0.199cm"/>
          <style:column style:rel-width="32768*" fo:start-indent="0.199cm" fo:end-indent="0cm"/>
        </style:columns>
      </style:section-properties>
    </style:style>
    <style:style style:name="gr1" style:family="graphic">
      <style:graphic-properties svg:stroke-width="0.03cm" draw:marker-start-width="0.39cm" draw:marker-end-width="0.39cm" draw:fill="none" draw:textarea-horizontal-align="justify" draw:textarea-vertical-align="middle" draw:auto-grow-height="false" fo:min-height="0cm" fo:min-width="0cm" fo:padding-top="0cm" fo:padding-bottom="0.03cm" fo:padding-left="0cm" fo:padding-right="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width="0.035cm" svg:stroke-color="#000000" draw:marker-start-width="0.199cm" draw:marker-start-center="false"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6" style:family="graphic">
      <style:graphic-properties draw:stroke="solid" svg:stroke-width="0.03cm" svg:stroke-color="#000000" draw:marker-start="" draw:marker-start-width="0.39cm" draw:marker-start-center="false" draw:marker-end="" draw:marker-end-width="0.39cm" draw:marker-end-center="false" draw:fill="none" draw:fill-color="#729fcf" draw:textarea-horizontal-align="justify" draw:textarea-vertical-align="middle" draw:auto-grow-height="false" fo:min-height="0.379cm" fo:min-width="0.721cm" fo:padding-top="0cm" fo:padding-bottom="0.03cm" fo:padding-left="0cm" fo:padding-right="0cm" draw:shadow="hidden" draw:shadow-offset-x="0.199cm" draw:shadow-offset-y="0.199cm" draw:shadow-color="#808080" style:run-through="foreground"/>
    </style:style>
    <style:style style:name="gr7" style:family="graphic">
      <style:graphic-properties draw:stroke="solid" svg:stroke-width="0.03cm" svg:stroke-color="#000000" draw:marker-start="" draw:marker-start-width="0.295cm" draw:marker-start-center="false" draw:marker-end="Arrow" draw:marker-end-width="0.101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7">Menu « Fonctions » de la Numworks :</text:span><text:tab/><text:span text:style-name="T43">4</text:span>.2</text:p>
      <text:p text:style-name="P6"/>
      <text:section text:style-name="Sect1" text:name="Section2">
        <text:p text:style-name="P23">Afficher et cadrer une courbe</text:p>
        <text:list xml:id="list561325423" text:style-name="Numbering_20_1">
          <text:list-item>
            <text:p text:style-name="P28"><text:span text:style-name="T3">Dans l'onglet « Fonctions », e</text:span><text:span text:style-name="T1">ntrer </text:span><text:span text:style-name="T3">la ou les fonctions étudiées.</text:span></text:p>
          </text:list-item>
          <text:list-item>
            <text:p text:style-name="P29"><text:span text:style-name="T3">Dans l'onglet « Graphique », </text:span><text:span text:style-name="T7">re</text:span><text:span text:style-name="T3">cadrer </text:span><text:span text:style-name="T7">la courbe </text:span><text:span text:style-name="T3">avec « Initialisation/</text:span><text:span text:style-name="T8">Réglages de base</text:span><text:span text:style-name="T3"> »</text:span><text:span text:style-name="T1">.</text:span></text:p>
          </text:list-item>
          <text:list-item>
            <text:p text:style-name="P28"><text:span text:style-name="T1">Affiner le cadrage </text:span><text:span text:style-name="T3">avec « Axes » </text:span><text:span text:style-name="T6">en désactivant </text:span><text:span text:style-name="T8">éventuellement le</text:span><text:span text:style-name="T6"> « Y auto »</text:span><text:span text:style-name="T3">.</text:span></text:p>
          </text:list-item>
        </text:list>
        <text:p text:style-name="P2"/>
        <text:p text:style-name="P10"><text:span text:style-name="T12">Ex : </text:span>Représenter <text:span text:style-name="T16">f</text:span> :<text:span text:style-name="T1"> </text:span><text:span text:style-name="T9">x</text:span> <draw:g text:anchor-type="as-char" svg:y="-0.21cm" draw:z-index="29"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2 <text:span text:style-name="T16">x</text:span><text:span text:style-name="T20">2</text:span> – 1 et <text:span text:style-name="T16">g</text:span> :<text:span text:style-name="T1"> </text:span><text:span text:style-name="T9">x</text:span> <draw:g text:anchor-type="as-char" svg:y="-0.21cm" draw:z-index="30"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text:span text:style-name="T16">x</text:span> + 3 avec le même cadrage que ci-dessous :</text:p>
        <text:p text:style-name="P16"><draw:frame draw:style-name="fr1" draw:name="Cadre2" text:anchor-type="as-char" svg:width="5.5cm" draw:z-index="31"><draw:text-box fo:min-height="2.949cm"><text:p text:style-name="Frame_20_contents"><draw:g text:anchor-type="as-char" draw:z-index="32" draw:style-name="gr4"><draw:line draw:style-name="gr5" draw:text-style-name="P51" svg:x1="0.009cm" svg:y1="2.123cm" svg:x2="0.009cm" svg:y2="2.01cm"><text:p/></draw:line><draw:line draw:style-name="gr5" draw:text-style-name="P51" svg:x1="0.891cm" svg:y1="2.123cm" svg:x2="0.891cm" svg:y2="2.01cm"><text:p/></draw:line><draw:line draw:style-name="gr5" draw:text-style-name="P51" svg:x1="1.773cm" svg:y1="2.123cm" svg:x2="1.773cm" svg:y2="2.01cm"><text:p/></draw:line><draw:line draw:style-name="gr5" draw:text-style-name="P51" svg:x1="3.537cm" svg:y1="2.123cm" svg:x2="3.537cm" svg:y2="2.01cm"><text:p/></draw:line><draw:line draw:style-name="gr5" draw:text-style-name="P51" svg:x1="4.419cm" svg:y1="2.123cm" svg:x2="4.419cm" svg:y2="2.01cm"><text:p/></draw:line><draw:line draw:style-name="gr5" draw:text-style-name="P51" svg:x1="5.301cm" svg:y1="2.123cm" svg:x2="5.301cm" svg:y2="2.01cm"><text:p/></draw:line><draw:line draw:style-name="gr5" draw:text-style-name="P51" svg:x1="2.715cm" svg:y1="2.752cm" svg:x2="2.592cm" svg:y2="2.752cm"><text:p/></draw:line><draw:line draw:style-name="gr5" draw:text-style-name="P51" svg:x1="2.715cm" svg:y1="2.408cm" svg:x2="2.592cm" svg:y2="2.408cm"><text:p/></draw:line><draw:line draw:style-name="gr5" draw:text-style-name="P51" svg:x1="2.715cm" svg:y1="1.723cm" svg:x2="2.592cm" svg:y2="1.723cm"><text:p/></draw:line><draw:line draw:style-name="gr5" draw:text-style-name="P51" svg:x1="2.715cm" svg:y1="1.379cm" svg:x2="2.592cm" svg:y2="1.379cm"><text:p/></draw:line><draw:line draw:style-name="gr5" draw:text-style-name="P51" svg:x1="2.715cm" svg:y1="1.034cm" svg:x2="2.592cm" svg:y2="1.034cm"><text:p/></draw:line><draw:line draw:style-name="gr5" draw:text-style-name="P51" svg:x1="2.715cm" svg:y1="0.691cm" svg:x2="2.592cm" svg:y2="0.691cm"><text:p/></draw:line><draw:line draw:style-name="gr5" draw:text-style-name="P51" svg:x1="2.715cm" svg:y1="0.35cm" svg:x2="2.592cm" svg:y2="0.35cm"><text:p/></draw:line><draw:line draw:style-name="gr5" draw:text-style-name="P51" svg:x1="2.715cm" svg:y1="0.007cm" svg:x2="2.592cm" svg:y2="0.007cm"><text:p/></draw:line><draw:line draw:style-name="gr5" draw:text-style-name="P51" svg:x1="0.001cm" svg:y1="2.067cm" svg:x2="5.297cm" svg:y2="2.067cm"><text:p/></draw:line><draw:line draw:style-name="gr5" draw:text-style-name="P51" svg:x1="2.655cm" svg:y1="2.763cm" svg:x2="2.655cm" svg:y2="0cm"><text:p/></draw:line><draw:polyline draw:style-name="gr5" draw:text-style-name="P51" svg:width="3.29cm" svg:height="2.4cm" svg:x="1.009cm" svg:y="0.008cm" svg:viewBox="0 0 3291 2401" draw:points="0,11 62,185 124,356 185,518 247,673 309,823 371,964 432,1100 494,1230 556,1352 617,1467 680,1576 742,1678 803,1774 865,1862 926,1944 989,2018 1050,2087 1112,2149 1174,2204 1235,2252 1297,2293 1358,2328 1421,2355 1482,2377 1544,2392 1606,2400 1646,2401 1708,2397 1769,2388 1831,2371 1893,2347 1955,2317 2017,2280 2078,2236 2141,2185 2202,2128 2264,2065 2326,1994 2388,1917 2449,1833 2510,1742 2573,1644 2634,1540 2696,1429 2757,1312 2820,1186 2881,1056 2942,918 3005,773 3066,622 3128,464 3189,299 3251,128 3291,0"><text:p/></draw:polyline><draw:line draw:style-name="gr5" draw:text-style-name="P51" svg:x1="0cm" svg:y1="2.071cm" svg:x2="5.31cm" svg:y2="0.005cm"><text:p/></draw:line></draw:g></text:p></draw:text-box></draw:frame></text:p>
        <text:p text:style-name="P2"/>
        <text:p text:style-name="P4">Remarques :</text:p>
        <text:list xml:id="list306685968" text:style-name="List_20_1">
          <text:list-item>
            <text:p text:style-name="P33"><text:span text:style-name="T40">Il est souvent commode de commencer le cadrage de la courbe avec le </text:span><text:span text:style-name="T6">« Y auto » </text:span><text:span text:style-name="T7">activé, puis de le désactiver pour affiner l</text:span><text:span text:style-name="T40">e cadrage.</text:span></text:p>
          </text:list-item>
          <text:list-item>
            <text:p text:style-name="P35">L<text:span text:style-name="T37">a touche </text:span><text:span text:style-name="T37"><draw:g text:anchor-type="as-char" svg:y="-0.392cm" draw:z-index="39" draw:name="Forme1" draw:style-name="gr2"><draw:custom-shape draw:style-name="gr6" draw:text-style-name="P52" svg:width="0.814cm" svg:height="0.502cm" svg:x="0cm" svg:y="0cm"><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7" draw:text-style-name="P53" svg:width="0.569cm" svg:height="0.23cm" draw:transform="rotate (-0.00628318530718033) translate (0.153125000000001cm 0.145458333333325cm)" svg:viewBox="0 0 570 231" svg:d="M8 231l456-4c101-2 107-75 106-116s-8-109-112-110l-458-1"><text:p/></draw:path></draw:g></text:span><text:span text:style-name="T37"><text:s/>est commode pour remonter immédiatement aux onglets.</text:span></text:p>
          </text:list-item>
        </text:list>
        <text:p text:style-name="P2"/>
        <text:p text:style-name="P2"/>
        <text:p text:style-name="P23">Compléter un tableau de valeurs</text:p>
        <text:list xml:id="list75715963306894" text:continue-list="list561325423" text:style-name="Numbering_20_1">
          <text:list-item text:start-value="1">
            <text:p text:style-name="P36">Aller dans l'onglet « Tableau »</text:p>
          </text:list-item>
          <text:list-item>
            <text:p text:style-name="P38">Si on veut modifier le pas, choisir « Régler l'intervalle ».</text:p>
          </text:list-item>
          <text:list-item>
            <text:p text:style-name="P37">Pour calculer quelques images supplémentaires, taper les valeurs souhaitées sur la colonne des X.</text:p>
          </text:list-item>
        </text:list>
        <text:p text:style-name="P2"/>
        <text:p text:style-name="P2"><text:span text:style-name="T24">Ex :</text:span> Compléter le tableau ci-dessous pour la fonction <text:span text:style-name="T15">x</text:span> <draw:g text:anchor-type="as-char" svg:y="-0.21cm" draw:z-index="33"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2 <text:span text:style-name="T16">x</text:span><text:span text:style-name="T20">2</text:span> – 1 </text:p>
        <table:table table:name="Tableau2" table:style-name="Tableau2">
          <table:table-column table:style-name="Tableau2.A" table:number-columns-repeated="9"/>
          <table:table-column table:style-name="Tableau2.J"/>
          <table:table-row>
            <table:table-cell table:style-name="Tableau2.A1" office:value-type="string">
              <text:p text:style-name="P46">x</text:p>
            </table:table-cell>
            <table:table-cell table:style-name="Tableau2.B1" office:value-type="float" office:value="0">
              <text:p text:style-name="P21">0</text:p>
            </table:table-cell>
            <table:table-cell table:style-name="Tableau2.C1" office:value-type="float" office:value="0.1">
              <text:p text:style-name="P21">0,1</text:p>
            </table:table-cell>
            <table:table-cell table:style-name="Tableau2.C1" office:value-type="float" office:value="0.3">
              <text:p text:style-name="P21">0,3</text:p>
            </table:table-cell>
            <table:table-cell table:style-name="Tableau2.B1" office:value-type="float" office:value="0.5">
              <text:p text:style-name="P21">0,5</text:p>
            </table:table-cell>
            <table:table-cell table:style-name="Tableau2.B1" office:value-type="float" office:value="1">
              <text:p text:style-name="P21">1</text:p>
            </table:table-cell>
            <table:table-cell table:style-name="Tableau2.B1" office:value-type="float" office:value="1.5">
              <text:p text:style-name="P21">1,5</text:p>
            </table:table-cell>
            <table:table-cell table:style-name="Tableau2.H1" office:value-type="float" office:value="2">
              <text:p text:style-name="P21">2</text:p>
            </table:table-cell>
            <table:table-cell table:style-name="Tableau2.H1" office:value-type="float" office:value="2.5">
              <text:p text:style-name="P21">2,5</text:p>
            </table:table-cell>
            <table:table-cell table:style-name="Tableau2.J1" office:value-type="float" office:value="3">
              <text:p text:style-name="P21">3</text:p>
            </table:table-cell>
          </table:table-row>
          <table:table-row>
            <table:table-cell table:style-name="Tableau2.G2" office:value-type="string">
              <text:p text:style-name="P45"><text:span text:style-name="T18">f</text:span><text:span text:style-name="T44"> (</text:span><text:span text:style-name="T18">x</text:span><text:span text:style-name="T44">)</text:span></text:p>
            </table:table-cell>
            <table:table-cell table:style-name="Tableau2.G2" office:value-type="string">
              <text:p text:style-name="P21"/>
            </table:table-cell>
            <table:table-cell table:style-name="Tableau2.D2" office:value-type="string">
              <text:p text:style-name="P21"/>
            </table:table-cell>
            <table:table-cell table:style-name="Tableau2.D2" office:value-type="string">
              <text:p text:style-name="P21"/>
            </table:table-cell>
            <table:table-cell table:style-name="Tableau2.G2" office:value-type="string">
              <text:p text:style-name="P21"/>
            </table:table-cell>
            <table:table-cell table:style-name="Tableau2.G2" office:value-type="string">
              <text:p text:style-name="P21"/>
            </table:table-cell>
            <table:table-cell table:style-name="Tableau2.G2" office:value-type="string">
              <text:p text:style-name="P21"/>
            </table:table-cell>
            <table:table-cell table:style-name="Tableau2.I2" office:value-type="string">
              <text:p text:style-name="P21"/>
            </table:table-cell>
            <table:table-cell table:style-name="Tableau2.I2" office:value-type="string">
              <text:p text:style-name="P21"/>
            </table:table-cell>
            <table:table-cell table:style-name="Tableau2.J2" office:value-type="string">
              <text:p text:style-name="P21"/>
            </table:table-cell>
          </table:table-row>
        </table:table>
        <text:p text:style-name="P10"/>
        <text:p text:style-name="P10"/>
        <text:p text:style-name="P23">Déterminer les coordonnées d'un point d'intersection</text:p>
        <text:list xml:id="list75717028487820" text:continue-list="list75715963306894" text:style-name="Numbering_20_1">
          <text:list-item text:start-value="1">
            <text:p text:style-name="P30"><text:span text:style-name="T4">Dans l'onglet « Graphique », sélectionner une courbe, puis : « Ok/Calculer/Intersection »</text:span><text:span text:style-name="T1">.</text:span></text:p>
          </text:list-item>
          <text:list-item>
            <text:p text:style-name="P39">Utiliser les flèches pour aller d'une intersection à l'autre</text:p>
          </text:list-item>
        </text:list>
        <text:p text:style-name="P10"/>
        <text:p text:style-name="P10"><text:span text:style-name="T24">Ex :</text:span> Déterminer à 10<text:span text:style-name="T20">–</text:span><text:span text:style-name="T23">3</text:span> près les coordonnées des points intersections des courbes d'équations : <text:span text:style-name="T15">y </text:span>= 2 <text:span text:style-name="T16">x</text:span><text:span text:style-name="T20">2</text:span><text:span text:style-name="T41"> </text:span>– 1 et<text:span text:style-name="T1"> </text:span><text:span text:style-name="T9">y = </text:span><text:span text:style-name="T16">x </text:span>+ 3</text:p>
        <text:p text:style-name="P8"><text:span text:style-name="T15">x</text:span><text:span text:style-name="T25">1</text:span>=<text:tab/><text:span text:style-name="T15">x</text:span><text:span text:style-name="T25">2</text:span>=</text:p>
        <text:p text:style-name="P8"><text:span text:style-name="T15">y</text:span><text:span text:style-name="T25">1</text:span>=<text:tab/><text:span text:style-name="T15">y</text:span><text:span text:style-name="T25">2</text:span>=</text:p>
        <text:p text:style-name="P18">Déterminer un extremum</text:p>
        <text:list xml:id="list75716226316357" text:continue-list="list75717028487820" text:style-name="Numbering_20_1">
          <text:list-item text:start-value="1">
            <text:p text:style-name="P31"><text:span text:style-name="T4">Dans l'onglet « Graphique », sélectionner une courbe, puis : « Ok/Calculer/</text:span><text:span text:style-name="T5">Maximum ou Minimum</text:span><text:span text:style-name="T4"> »</text:span><text:span text:style-name="T1">.</text:span></text:p>
          </text:list-item>
        </text:list>
        <text:p text:style-name="P10"/>
        <text:p text:style-name="P10"><text:span text:style-name="T24">Ex :</text:span> Déterminer <text:span text:style-name="T42">les coordonnées du point le plus bas de la courbe représentant graphiquement</text:span> la fonction <text:span text:style-name="T9">x </text:span><draw:g text:anchor-type="as-char" svg:y="-0.21cm" draw:z-index="34"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 2 <text:span text:style-name="T16">x</text:span><text:span text:style-name="T20">2</text:span><text:span text:style-name="T41"> </text:span>– 1<text:span text:style-name="T26"> :</text:span></text:p>
        <text:p text:style-name="P8"><text:span text:style-name="T17">x</text:span><text:span text:style-name="T27"> </text:span><text:span text:style-name="T26">=<text:tab/></text:span><text:span text:style-name="T19">y</text:span><text:span text:style-name="T41"> </text:span>=</text:p>
        <text:p text:style-name="P8"/>
        <text:p text:style-name="P10"/>
        <text:p text:style-name="P23">Exercices <text:span text:style-name="T29">(Donner les résultats à 10</text:span><text:span text:style-name="T21">–4</text:span><text:span text:style-name="T29"> près)</text:span></text:p>
        <text:list xml:id="list2844248415" text:style-name="Exercice">
          <text:list-item>
            <text:p text:style-name="P42">Soit <text:span text:style-name="T16">f</text:span> définie par <text:span text:style-name="T15">x</text:span> <draw:g text:anchor-type="as-char" svg:y="-0.21cm" draw:z-index="40"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5" text:anchor-type="as-char" svg:width="1.381cm" svg:height="1.087cm" draw:z-index="53"><draw:object xlink:href="./Object 10" xlink:type="simple" xlink:show="embed" xlink:actuate="onLoad"/><draw:image xlink:href="./ObjectReplacements/Object 10" xlink:type="simple" xlink:show="embed" xlink:actuate="onLoad"/><svg:desc>formule</svg:desc></draw:frame></text:p>
            <text:list>
              <text:list-item>
                <text:p text:style-name="P42">Quel cadrage choisir pour <text:span text:style-name="T16">Cf </text:span><text:span text:style-name="T26">?</text:span></text:p>
              </text:list-item>
              <text:list-item>
                <text:p text:style-name="P43"><text:span text:style-name="T26">Déterminer graphiquement </text:span><text:span text:style-name="T27">les coordonnées du point le plus bas de la courbe </text:span><text:span text:style-name="T17">Cf.</text:span></text:p>
              </text:list-item>
              <text:list-item>
                <text:p text:style-name="P42">Déterminer graphiquement les <text:span text:style-name="T38">coordonnées du point d'intersection </text:span>de <text:span text:style-name="T16">Cf</text:span> <text:span text:style-name="T38">avec</text:span> la droite<text:span text:style-name="T38"> </text:span><text:span text:style-name="T16">d</text:span> <text:span text:style-name="T38">d'équation</text:span> : <text:span text:style-name="T15">y</text:span> = <text:span text:style-name="T15">x</text:span> + 1</text:p>
              </text:list-item>
            </text:list>
          </text:list-item>
        </text:list>
        <text:p text:style-name="P10"/>
        <text:list xml:id="list75715829833326" text:continue-numbering="true" text:style-name="Exercice">
          <text:list-item>
            <text:p text:style-name="P42">Soit <text:span text:style-name="T16">f</text:span> définie par <text:span text:style-name="T15">x</text:span> <draw:g text:anchor-type="as-char" svg:y="-0.21cm" draw:z-index="35"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4" text:anchor-type="as-char" svg:width="1.362cm" svg:height="1cm" draw:z-index="45"><draw:object xlink:href="./Object 3" xlink:type="simple" xlink:show="embed" xlink:actuate="onLoad"/><draw:image xlink:href="./ObjectReplacements/Object 3" xlink:type="simple" xlink:show="embed" xlink:actuate="onLoad"/><svg:desc>formule</svg:desc></draw:frame></text:p>
            <text:list>
              <text:list-item>
                <text:p text:style-name="P42">Quel cadrage choisir pour obtenir un graphique centré en <text:span text:style-name="T16">A</text:span>(3 ; 2) ?</text:p>
              </text:list-item>
              <text:list-item>
                <text:p text:style-name="P42">Déterminer graphiquement les coordonnées des points d'intersections de <text:span text:style-name="T16">Cf</text:span><text:span text:style-name="T26"> avec les axes.</text:span></text:p>
              </text:list-item>
              <text:list-item>
                <text:p text:style-name="P42"><text:span text:style-name="T26">Résoudre graphiquement </text:span><text:span text:style-name="T16">f</text:span><text:span text:style-name="T26"> (</text:span><text:span text:style-name="T16">x</text:span><text:span text:style-name="T26">)</text:span> = <text:span text:style-name="T15">x</text:span></text:p>
              </text:list-item>
            </text:list>
          </text:list-item>
        </text:list>
        <text:p text:style-name="P10"/>
        <text:list xml:id="list75715568856881" text:continue-numbering="true" text:style-name="Exercice">
          <text:list-item>
            <text:p text:style-name="P42">Soient <text:span text:style-name="T16">f</text:span> définie par <text:span text:style-name="T15">x</text:span> <draw:g text:anchor-type="as-char" svg:y="-0.21cm" draw:z-index="36"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 <text:span text:style-name="T16">x</text:span><text:span text:style-name="T20">2</text:span> + 2 <text:span text:style-name="T15">x</text:span> <text:line-break/>et <text:span text:style-name="T16">g</text:span> définie par <text:span text:style-name="T15">x</text:span> <draw:g text:anchor-type="as-char" svg:y="-0.21cm" draw:z-index="37"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text:span text:style-name="T16">x</text:span><text:span text:style-name="T20">2</text:span> – 4</text:p>
            <text:list>
              <text:list-item>
                <text:p text:style-name="P44"><text:span text:style-name="T26">Résoudre graphiquement </text:span><text:span text:style-name="T16">f</text:span><text:span text:style-name="T26"> (</text:span><text:span text:style-name="T16">x</text:span><text:span text:style-name="T26">)</text:span><text:span text:style-name="T16"> </text:span><text:span text:style-name="T28">= 4</text:span></text:p>
              </text:list-item>
              <text:list-item>
                <text:p text:style-name="P42"><text:span text:style-name="T26">Résoudre graphiquement </text:span><text:span text:style-name="T16">f</text:span><text:span text:style-name="T26"> (</text:span><text:span text:style-name="T16">x</text:span><text:span text:style-name="T26">)</text:span> &gt; <text:span text:style-name="T16">g</text:span> (<text:span text:style-name="T16">x</text:span>)</text:p>
              </text:list-item>
            </text:list>
          </text:list-item>
        </text:list>
        <text:p text:style-name="P10"/>
        <text:list xml:id="list75715656667993" text:continue-numbering="true" text:style-name="Exercice">
          <text:list-item>
            <text:p text:style-name="P42">Soit <text:span text:style-name="T16">f</text:span> définie par <text:span text:style-name="T15">x</text:span> <draw:g text:anchor-type="as-char" svg:y="-0.21cm" draw:z-index="38"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draw:frame draw:style-name="fr2" draw:name="Objet6" text:anchor-type="as-char" svg:width="2.337cm" svg:height="1cm" draw:z-index="46"><draw:object xlink:href="./Object 6" xlink:type="simple" xlink:show="embed" xlink:actuate="onLoad"/><draw:image xlink:href="./ObjectReplacements/Object 6" xlink:type="simple" xlink:show="embed" xlink:actuate="onLoad"/><svg:desc>formule</svg:desc></draw:frame></text:p>
            <text:list>
              <text:list-item>
                <text:p text:style-name="P42">Déterminer sans justifier les images de –2, 0 et 3 par <text:span text:style-name="T16">f</text:span></text:p>
              </text:list-item>
              <text:list-item>
                <text:p text:style-name="P42">Déterminer sans justifier les antécédents de –<text:span text:style-name="T39">4 puis </text:span>0 par <text:span text:style-name="T16">f</text:span></text:p>
              </text:list-item>
              <text:list-item>
                <text:p text:style-name="P42"><text:span text:style-name="T26">Résoudre graphiquement </text:span><text:span text:style-name="T16">f</text:span><text:span text:style-name="T26"> (</text:span><text:span text:style-name="T16">x</text:span><text:span text:style-name="T26">)</text:span> <text:span text:style-name="T32"></text:span> 2</text:p>
              </text:list-item>
            </text:list>
          </text:list-item>
        </text:list>
      </text:section>
      <text:p text:style-name="P22">Tracer une courbe avec une TI83 <text:span text:style-name="T36">Premium CE</text:span><text:tab/><text:span text:style-name="T43">4</text:span>.2</text:p>
      <text:p text:style-name="P5"/>
      <text:section text:style-name="Sect1" text:name="Section1">
        <text:p text:style-name="Titre_20_rubrique">Afficher et cadrer une courbe</text:p>
        <text:list xml:id="list75715675658559" text:continue-list="list75716226316357" text:style-name="Numbering_20_1">
          <text:list-item>
            <text:p text:style-name="P27"><text:span text:style-name="T1">Entrer une équation de courbe : </text:span><text:span text:style-name="T1"><draw:custom-shape text:anchor-type="as-char" svg:y="-0.383cm" draw:z-index="0" draw:style-name="gr1" draw:text-style-name="P48" svg:width="0.802cm" svg:height="0.5cm"><text:p text:style-name="P47"><text:span text:style-name="T45">f</text:span><text:span text:style-name="T1">(</text:span><text:span text:style-name="T45">x</text:span><text:span text:style-name="T1">)</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list-item>
          <text:list-item>
            <text:p text:style-name="P27"><text:span text:style-name="T1">Choisir un cadrage par défaut : </text:span><text:span text:style-name="T1"><draw:custom-shape text:anchor-type="as-char" svg:y="-0.385cm" draw:z-index="1" draw:style-name="gr1" draw:text-style-name="P49" svg:width="1.124cm" svg:height="0.5cm"><text:p text:style-name="P47"><text:span text:style-name="T46">zoom</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puis « ZStandard ».</text:span></text:p>
          </text:list-item>
          <text:list-item>
            <text:p text:style-name="P27"><text:span text:style-name="T1">Affiner le cadrage : </text:span><text:span text:style-name="T1"><draw:custom-shape text:anchor-type="as-char" svg:y="-0.385cm" draw:z-index="2" draw:style-name="gr1" draw:text-style-name="P49" svg:width="1.31cm" svg:height="0.5cm"><text:p text:style-name="P47"><text:span text:style-name="T46">fenêtr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list-item>
          <text:list-item>
            <text:p text:style-name="P27"><text:span text:style-name="T1">Afficher les courbes : </text:span><text:span text:style-name="T1"><draw:custom-shape text:anchor-type="as-char" svg:y="-0.385cm" draw:z-index="3" draw:style-name="gr1" draw:text-style-name="P49" svg:width="1.357cm" svg:height="0.5cm"><text:p text:style-name="P47"><text:span text:style-name="T46">graph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list-item>
        </text:list>
        <text:p text:style-name="P1"/>
        <text:p text:style-name="Standard"><text:span text:style-name="T12">Ex : </text:span>Représenter <text:span text:style-name="T16">f</text:span> :<text:span text:style-name="T1"> </text:span><text:span text:style-name="T9">x</text:span> <draw:g text:anchor-type="as-char" svg:y="-0.21cm" draw:z-index="4"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2 <text:span text:style-name="T16">x</text:span><text:span text:style-name="T20">2</text:span> – 1 et <text:span text:style-name="T16">g</text:span> :<text:span text:style-name="T1"> </text:span><text:span text:style-name="T9">x</text:span> <draw:g text:anchor-type="as-char" svg:y="-0.21cm" draw:z-index="5"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text:span text:style-name="T16">x</text:span> + 3 avec le même cadrage que ci-dessous :</text:p>
        <text:p text:style-name="P15"><draw:frame draw:style-name="fr1" draw:name="Cadre1" text:anchor-type="as-char" svg:width="5.5cm" draw:z-index="6"><draw:text-box fo:min-height="2.949cm"><text:p text:style-name="Frame_20_contents"><draw:g text:anchor-type="as-char" draw:z-index="7" draw:style-name="gr4"><draw:line draw:style-name="gr5" draw:text-style-name="P51" svg:x1="0.009cm" svg:y1="2.123cm" svg:x2="0.009cm" svg:y2="2.01cm"><text:p/></draw:line><draw:line draw:style-name="gr5" draw:text-style-name="P51" svg:x1="0.891cm" svg:y1="2.123cm" svg:x2="0.891cm" svg:y2="2.01cm"><text:p/></draw:line><draw:line draw:style-name="gr5" draw:text-style-name="P51" svg:x1="1.773cm" svg:y1="2.123cm" svg:x2="1.773cm" svg:y2="2.01cm"><text:p/></draw:line><draw:line draw:style-name="gr5" draw:text-style-name="P51" svg:x1="3.537cm" svg:y1="2.123cm" svg:x2="3.537cm" svg:y2="2.01cm"><text:p/></draw:line><draw:line draw:style-name="gr5" draw:text-style-name="P51" svg:x1="4.419cm" svg:y1="2.123cm" svg:x2="4.419cm" svg:y2="2.01cm"><text:p/></draw:line><draw:line draw:style-name="gr5" draw:text-style-name="P51" svg:x1="5.301cm" svg:y1="2.123cm" svg:x2="5.301cm" svg:y2="2.01cm"><text:p/></draw:line><draw:line draw:style-name="gr5" draw:text-style-name="P51" svg:x1="2.715cm" svg:y1="2.752cm" svg:x2="2.592cm" svg:y2="2.752cm"><text:p/></draw:line><draw:line draw:style-name="gr5" draw:text-style-name="P51" svg:x1="2.715cm" svg:y1="2.408cm" svg:x2="2.592cm" svg:y2="2.408cm"><text:p/></draw:line><draw:line draw:style-name="gr5" draw:text-style-name="P51" svg:x1="2.715cm" svg:y1="1.723cm" svg:x2="2.592cm" svg:y2="1.723cm"><text:p/></draw:line><draw:line draw:style-name="gr5" draw:text-style-name="P51" svg:x1="2.715cm" svg:y1="1.379cm" svg:x2="2.592cm" svg:y2="1.379cm"><text:p/></draw:line><draw:line draw:style-name="gr5" draw:text-style-name="P51" svg:x1="2.715cm" svg:y1="1.034cm" svg:x2="2.592cm" svg:y2="1.034cm"><text:p/></draw:line><draw:line draw:style-name="gr5" draw:text-style-name="P51" svg:x1="2.715cm" svg:y1="0.691cm" svg:x2="2.592cm" svg:y2="0.691cm"><text:p/></draw:line><draw:line draw:style-name="gr5" draw:text-style-name="P51" svg:x1="2.715cm" svg:y1="0.35cm" svg:x2="2.592cm" svg:y2="0.35cm"><text:p/></draw:line><draw:line draw:style-name="gr5" draw:text-style-name="P51" svg:x1="2.715cm" svg:y1="0.007cm" svg:x2="2.592cm" svg:y2="0.007cm"><text:p/></draw:line><draw:line draw:style-name="gr5" draw:text-style-name="P51" svg:x1="0.001cm" svg:y1="2.067cm" svg:x2="5.297cm" svg:y2="2.067cm"><text:p/></draw:line><draw:line draw:style-name="gr5" draw:text-style-name="P51" svg:x1="2.655cm" svg:y1="2.763cm" svg:x2="2.655cm" svg:y2="0cm"><text:p/></draw:line><draw:polyline draw:style-name="gr5" draw:text-style-name="P51" svg:width="3.29cm" svg:height="2.4cm" svg:x="1.009cm" svg:y="0.008cm" svg:viewBox="0 0 3291 2401" draw:points="0,11 62,185 124,356 185,518 247,673 309,823 371,964 432,1100 494,1230 556,1352 617,1467 680,1576 742,1678 803,1774 865,1862 926,1944 989,2018 1050,2087 1112,2149 1174,2204 1235,2252 1297,2293 1358,2328 1421,2355 1482,2377 1544,2392 1606,2400 1646,2401 1708,2397 1769,2388 1831,2371 1893,2347 1955,2317 2017,2280 2078,2236 2141,2185 2202,2128 2264,2065 2326,1994 2388,1917 2449,1833 2510,1742 2573,1644 2634,1540 2696,1429 2757,1312 2820,1186 2881,1056 2942,918 3005,773 3066,622 3128,464 3189,299 3251,128 3291,0"><text:p/></draw:polyline><draw:line draw:style-name="gr5" draw:text-style-name="P51" svg:x1="0cm" svg:y1="2.071cm" svg:x2="5.31cm" svg:y2="0.005cm"><text:p/></draw:line></draw:g></text:p></draw:text-box></draw:frame></text:p>
        <text:p text:style-name="P1"/>
        <text:p text:style-name="P3">Remarques :</text:p>
        <text:list xml:id="list75717095002641" text:continue-list="list306685968" text:style-name="List_20_1">
          <text:list-item>
            <text:p text:style-name="P32"><text:span text:style-name="T1">Si, au lieu d'avoir des « Y= », vous avez des « X</text:span><text:span text:style-name="T14">1T</text:span>=<text:span text:style-name="T1"> », « r</text:span><text:span text:style-name="T14">1</text:span>= », ou « u(n)= », il faut revenir dans le mode fonctions avec <draw:custom-shape text:anchor-type="as-char" svg:y="-0.385cm" draw:z-index="8" draw:style-name="gr1" draw:text-style-name="P49" svg:width="1.149cm" svg:height="0.5cm"><text:p text:style-name="P47"><text:span text:style-name="T46">mod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uis « F<text:span text:style-name="T36">onction</text:span> ».</text:p>
          </text:list-item>
          <text:list-item>
            <text:p text:style-name="P34">Xgrad et Ygrad désignent l'écart demandé entre 2 graduations. En général on les laisse à 1</text:p>
          </text:list-item>
        </text:list>
        <text:p text:style-name="P1"/>
        <text:p text:style-name="P1"/>
        <text:p text:style-name="Titre_20_rubrique">Compléter un tableau de valeurs</text:p>
        <text:list xml:id="list75716908552388" text:continue-list="list75715675658559" text:style-name="Numbering_20_1">
          <text:list-item text:start-value="1">
            <text:p text:style-name="P40">Obtenir un tableau à pas constants :<text:line-break/><draw:custom-shape text:anchor-type="as-char" svg:y="-0.383cm" draw:z-index="9" draw:style-name="gr1" draw:text-style-name="P49" svg:width="1.784cm" svg:height="0.5cm"><text:p text:style-name="P47"><text:span text:style-name="T46">déf tabl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34">Indpnt</text:span>=Auto, <draw:custom-shape text:anchor-type="as-char" svg:y="-0.383cm" draw:z-index="10" draw:style-name="gr1" draw:text-style-name="P49" svg:width="1.101cm" svg:height="0.5cm"><text:p text:style-name="P47"><text:span text:style-name="T46">tabl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item>
            <text:p text:style-name="P41">Calculer quelques images à la demande :<text:line-break/><draw:custom-shape text:anchor-type="as-char" svg:y="-0.383cm" draw:z-index="11" draw:style-name="gr1" draw:text-style-name="P49" svg:width="1.784cm" svg:height="0.5cm"><text:p text:style-name="P47"><text:span text:style-name="T46">déf tabl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34">Indpnt</text:span>=Dem<text:span text:style-name="T34">ande</text:span>, <draw:custom-shape text:anchor-type="as-char" svg:y="-0.383cm" draw:z-index="12" draw:style-name="gr1" draw:text-style-name="P49" svg:width="1.101cm" svg:height="0.5cm"><text:p text:style-name="P47"><text:span text:style-name="T46">table</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
        <text:p text:style-name="P1"/>
        <text:p text:style-name="P1"><text:span text:style-name="T24">Ex :</text:span> Compléter le tableau ci-dessous pour la fonction <text:span text:style-name="T15">x</text:span> <draw:g text:anchor-type="as-char" svg:y="-0.21cm" draw:z-index="13"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2 <text:span text:style-name="T16">x</text:span><text:span text:style-name="T20">2</text:span> – 1 </text:p>
        <table:table table:name="Tableau1" table:style-name="Tableau1">
          <table:table-column table:style-name="Tableau1.A" table:number-columns-repeated="9"/>
          <table:table-column table:style-name="Tableau1.J"/>
          <table:table-row>
            <table:table-cell table:style-name="Tableau1.A1" office:value-type="string">
              <text:p text:style-name="P19">X</text:p>
            </table:table-cell>
            <table:table-cell table:style-name="Tableau1.B1" office:value-type="float" office:value="0">
              <text:p text:style-name="P20">0</text:p>
            </table:table-cell>
            <table:table-cell table:style-name="Tableau1.C1" office:value-type="float" office:value="0.1">
              <text:p text:style-name="P20">0,1</text:p>
            </table:table-cell>
            <table:table-cell table:style-name="Tableau1.C1" office:value-type="float" office:value="0.3">
              <text:p text:style-name="P20">0,3</text:p>
            </table:table-cell>
            <table:table-cell table:style-name="Tableau1.B1" office:value-type="float" office:value="0.5">
              <text:p text:style-name="P20">0,5</text:p>
            </table:table-cell>
            <table:table-cell table:style-name="Tableau1.B1" office:value-type="float" office:value="1">
              <text:p text:style-name="P20">1</text:p>
            </table:table-cell>
            <table:table-cell table:style-name="Tableau1.B1" office:value-type="float" office:value="1.5">
              <text:p text:style-name="P20">1,5</text:p>
            </table:table-cell>
            <table:table-cell table:style-name="Tableau1.H1" office:value-type="float" office:value="2">
              <text:p text:style-name="P20">2</text:p>
            </table:table-cell>
            <table:table-cell table:style-name="Tableau1.H1" office:value-type="float" office:value="2.5">
              <text:p text:style-name="P20">2,5</text:p>
            </table:table-cell>
            <table:table-cell table:style-name="Tableau1.J1" office:value-type="float" office:value="3">
              <text:p text:style-name="P20">3</text:p>
            </table:table-cell>
          </table:table-row>
          <table:table-row>
            <table:table-cell table:style-name="Tableau1.G2" office:value-type="string">
              <text:p text:style-name="P20">Y<text:span text:style-name="T14">1</text:span></text:p>
            </table:table-cell>
            <table:table-cell table:style-name="Tableau1.G2" office:value-type="string">
              <text:p text:style-name="P20"/>
            </table:table-cell>
            <table:table-cell table:style-name="Tableau1.D2" office:value-type="string">
              <text:p text:style-name="P20"/>
            </table:table-cell>
            <table:table-cell table:style-name="Tableau1.D2" office:value-type="string">
              <text:p text:style-name="P20"/>
            </table:table-cell>
            <table:table-cell table:style-name="Tableau1.G2" office:value-type="string">
              <text:p text:style-name="P20"/>
            </table:table-cell>
            <table:table-cell table:style-name="Tableau1.G2" office:value-type="string">
              <text:p text:style-name="P20"/>
            </table:table-cell>
            <table:table-cell table:style-name="Tableau1.G2" office:value-type="string">
              <text:p text:style-name="P20"/>
            </table:table-cell>
            <table:table-cell table:style-name="Tableau1.I2" office:value-type="string">
              <text:p text:style-name="P20"/>
            </table:table-cell>
            <table:table-cell table:style-name="Tableau1.I2" office:value-type="string">
              <text:p text:style-name="P20"/>
            </table:table-cell>
            <table:table-cell table:style-name="Tableau1.J2" office:value-type="string">
              <text:p text:style-name="P20"/>
            </table:table-cell>
          </table:table-row>
        </table:table>
        <text:p text:style-name="Standard"/>
        <text:p text:style-name="Standard"/>
        <text:p text:style-name="Titre_20_rubrique">Déterminer les coordonnées d'un point d'intersection</text:p>
        <text:list xml:id="list75715584391695" text:continue-list="list75716908552388" text:style-name="Numbering_20_1">
          <text:list-item text:start-value="1">
            <text:p text:style-name="P27"><text:span text:style-name="T1">Commencer par : </text:span><text:span text:style-name="T1"><draw:custom-shape text:anchor-type="as-char" svg:y="-0.383cm" draw:z-index="14" draw:style-name="gr1" draw:text-style-name="P49" svg:width="1.417cm" svg:height="0.5cm"><text:p text:style-name="P47"><text:span text:style-name="T46">calculs</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puis « intersect</text:span><text:span text:style-name="T2">ion</text:span><text:span text:style-name="T1"> »</text:span></text:p>
          </text:list-item>
          <text:list-item>
            <text:p text:style-name="P40">Messages « <text:span text:style-name="T34">Première fonction</text:span>? » et « <text:span text:style-name="T34">Deuxième fonction</text:span>? » : Vérifier que la calculatrice sélectionn<text:span text:style-name="T34">e</text:span> les bonnes courbes.</text:p>
          </text:list-item>
          <text:list-item>
            <text:p text:style-name="P40">Message « Valeur Init<text:span text:style-name="T34">iale</text:span>? » : Placer le curseur sur le point d'intersection <text:span text:style-name="T34">qui nous intéresse</text:span>.</text:p>
          </text:list-item>
        </text:list>
        <text:p text:style-name="Standard"/>
        <text:p text:style-name="P11"><text:span text:style-name="T24">Ex :</text:span> Déterminer à 10<text:span text:style-name="T20">–4</text:span> près les coordonnées des points intersections des courbes d'équations : <text:span text:style-name="T15">y </text:span>= 2 <text:span text:style-name="T16">x</text:span><text:span text:style-name="T20">2</text:span><text:span text:style-name="T41"> </text:span>– 1 et<text:span text:style-name="T1"> </text:span><text:span text:style-name="T9">y = </text:span><text:span text:style-name="T16">x </text:span>+ 3</text:p>
        <text:p text:style-name="P7"><text:span text:style-name="T15">x</text:span><text:span text:style-name="T25">1</text:span>=<text:tab/><text:span text:style-name="T15">x</text:span><text:span text:style-name="T25">2</text:span>=</text:p>
        <text:p text:style-name="P7"><text:span text:style-name="T15">y</text:span><text:span text:style-name="T25">1</text:span>=<text:tab/><text:span text:style-name="T15">y</text:span><text:span text:style-name="T25">2</text:span>=</text:p>
        <text:p text:style-name="P17">Déterminer un extremum</text:p>
        <text:list xml:id="list75717457824666" text:continue-list="list75715584391695" text:style-name="Numbering_20_1">
          <text:list-item text:start-value="1">
            <text:p text:style-name="P27"><text:span text:style-name="T1">Commencer par : </text:span><text:span text:style-name="T1"><draw:custom-shape text:anchor-type="as-char" svg:y="-0.383cm" draw:z-index="15" draw:style-name="gr1" draw:text-style-name="P49" svg:width="1.417cm" svg:height="0.5cm"><text:p text:style-name="P47"><text:span text:style-name="T46">calculs</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puis « minimum » ou « maximum »</text:span></text:p>
          </text:list-item>
          <text:list-item>
            <text:p text:style-name="P40">Messages « Borne <text:span text:style-name="T35">gauche</text:span>? » et « Borne <text:span text:style-name="T35">droite</text:span>? » : Sélectionner l'intervalle sur lequel la calculatrice doit chercher l'extremum.</text:p>
          </text:list-item>
          <text:list-item>
            <text:p text:style-name="P40">Message « Valeur <text:span text:style-name="T35">i</text:span>nit<text:span text:style-name="T35">iale</text:span>? » : On peut laisser la valeur par défaut.</text:p>
          </text:list-item>
        </text:list>
        <text:p text:style-name="Standard"/>
        <text:p text:style-name="P12"><text:span text:style-name="T24">Ex :</text:span> Déterminer <text:span text:style-name="T42">les coordonnées du point le plus bas de la courbe représentant graphiquement</text:span> la fonction <text:span text:style-name="T9">x </text:span><draw:g text:anchor-type="as-char" svg:y="-0.21cm" draw:z-index="41"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 2 <text:span text:style-name="T16">x</text:span><text:span text:style-name="T20">2</text:span><text:span text:style-name="T41"> </text:span>– 1<text:span text:style-name="T26"> :</text:span></text:p>
        <text:p text:style-name="P9"><text:span text:style-name="T17">x</text:span><text:span text:style-name="T27"> </text:span><text:span text:style-name="T26">=<text:tab/></text:span><text:span text:style-name="T19">y</text:span><text:span text:style-name="T41"> </text:span>=</text:p>
        <text:p text:style-name="P14"/>
        <text:p text:style-name="P13"/>
        <text:p text:style-name="P24">Exercices <text:span text:style-name="T29">(Donner les résultats à 10</text:span><text:span text:style-name="T21">–4</text:span><text:span text:style-name="T29"> près)</text:span></text:p>
        <text:list xml:id="list75716618576096" text:continue-list="list75715656667993" text:style-name="Exercice">
          <text:list-item>
            <text:p text:style-name="P44">Soit <text:span text:style-name="T16">f</text:span> définie par <text:span text:style-name="T15">x</text:span> <draw:g text:anchor-type="as-char" svg:y="-0.21cm" draw:z-index="43"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1" text:anchor-type="as-char" svg:width="1.381cm" svg:height="1.087cm" draw:z-index="48"><draw:object xlink:href="./Object 1" xlink:type="simple" xlink:show="embed" xlink:actuate="onLoad"/><draw:image xlink:href="./ObjectReplacements/Object 1" xlink:type="simple" xlink:show="embed" xlink:actuate="onLoad"/><svg:desc>formule</svg:desc></draw:frame></text:p>
            <text:list>
              <text:list-item>
                <text:p text:style-name="P44">Quel cadrage choisir pour <text:span text:style-name="T16">Cf </text:span><text:span text:style-name="T26">?</text:span></text:p>
              </text:list-item>
              <text:list-item>
                <text:p text:style-name="P44"><text:span text:style-name="T26">Déterminer graphiquement </text:span><text:span text:style-name="T27">les coordonnées du point le plus bas de la courbe </text:span><text:span text:style-name="T17">Cf.</text:span></text:p>
              </text:list-item>
              <text:list-item>
                <text:p text:style-name="P44">Déterminer graphiquement les <text:span text:style-name="T38">coordonnées du point d'intersection </text:span>de <text:span text:style-name="T16">Cf</text:span> <text:span text:style-name="T38">avec</text:span> la droite<text:span text:style-name="T38"> </text:span><text:span text:style-name="T16">d</text:span> <text:span text:style-name="T38">d'équation</text:span> : <text:span text:style-name="T15">y</text:span> = <text:span text:style-name="T15">x</text:span> + 1</text:p>
              </text:list-item>
            </text:list>
          </text:list-item>
        </text:list>
        <text:p text:style-name="P13"/>
        <text:list xml:id="list75715731484774" text:continue-numbering="true" text:style-name="Exercice">
          <text:list-item>
            <text:p text:style-name="P44">Soit <text:span text:style-name="T16">f</text:span> définie par <text:span text:style-name="T15">x</text:span> <draw:g text:anchor-type="as-char" svg:y="-0.21cm" draw:z-index="44"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2" text:anchor-type="as-char" svg:width="1.362cm" svg:height="1cm" draw:z-index="50"><draw:object xlink:href="./Object 2" xlink:type="simple" xlink:show="embed" xlink:actuate="onLoad"/><draw:image xlink:href="./ObjectReplacements/Object 2" xlink:type="simple" xlink:show="embed" xlink:actuate="onLoad"/><svg:desc>formule</svg:desc></draw:frame></text:p>
            <text:list>
              <text:list-item>
                <text:p text:style-name="P44">Quel cadrage choisir pour obtenir un graphique centré en <text:span text:style-name="T16">A</text:span>(3 ; 2) ?</text:p>
              </text:list-item>
              <text:list-item>
                <text:p text:style-name="P44">Déterminer graphiquement les coordonnées des points d'intersections de <text:span text:style-name="T16">Cf</text:span><text:span text:style-name="T26"> avec les axes.</text:span></text:p>
              </text:list-item>
              <text:list-item>
                <text:p text:style-name="P44"><text:span text:style-name="T26">Résoudre graphiquement </text:span><text:span text:style-name="T16">f</text:span><text:span text:style-name="T26"> (</text:span><text:span text:style-name="T16">x</text:span><text:span text:style-name="T26">)</text:span> = <text:span text:style-name="T15">x</text:span></text:p>
              </text:list-item>
            </text:list>
          </text:list-item>
        </text:list>
        <text:p text:style-name="P13"/>
        <text:list xml:id="list75716526259925" text:continue-numbering="true" text:style-name="Exercice">
          <text:list-item>
            <text:p text:style-name="P44">Soient <text:span text:style-name="T16">f</text:span> définie par <text:span text:style-name="T15">x</text:span> <draw:g text:anchor-type="as-char" svg:y="-0.21cm" draw:z-index="47"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 <text:span text:style-name="T16">x</text:span><text:span text:style-name="T20">2</text:span> + 2 <text:span text:style-name="T15">x</text:span> <text:line-break/>et <text:span text:style-name="T16">g</text:span> définie par <text:span text:style-name="T15">x</text:span> <draw:g text:anchor-type="as-char" svg:y="-0.21cm" draw:z-index="49"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text:span text:style-name="T16">x</text:span><text:span text:style-name="T20">2</text:span> – 4</text:p>
            <text:list>
              <text:list-item>
                <text:p text:style-name="P44"><text:span text:style-name="T26">Résoudre graphiquement </text:span><text:span text:style-name="T16">f</text:span><text:span text:style-name="T26"> (</text:span><text:span text:style-name="T16">x</text:span><text:span text:style-name="T26">)</text:span><text:span text:style-name="T16"> </text:span><text:span text:style-name="T28">= 4</text:span></text:p>
              </text:list-item>
              <text:list-item>
                <text:p text:style-name="P44"><text:span text:style-name="T26">Résoudre graphiquement </text:span><text:span text:style-name="T16">f</text:span><text:span text:style-name="T26"> (</text:span><text:span text:style-name="T16">x</text:span><text:span text:style-name="T26">)</text:span> &gt; <text:span text:style-name="T16">g</text:span> (<text:span text:style-name="T16">x</text:span>)</text:p>
              </text:list-item>
            </text:list>
          </text:list-item>
        </text:list>
        <text:p text:style-name="P13"/>
        <text:list xml:id="list75716094409724" text:continue-numbering="true" text:style-name="Exercice">
          <text:list-item>
            <text:p text:style-name="P44">Soit <text:span text:style-name="T16">f</text:span> définie par <text:span text:style-name="T15">x</text:span> <draw:g text:anchor-type="as-char" svg:y="-0.21cm" draw:z-index="51"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draw:frame draw:style-name="fr2" draw:name="Objet3" text:anchor-type="as-char" svg:width="2.337cm" svg:height="1cm" draw:z-index="54"><draw:object xlink:href="./Object 4" xlink:type="simple" xlink:show="embed" xlink:actuate="onLoad"/><draw:image xlink:href="./ObjectReplacements/Object 4" xlink:type="simple" xlink:show="embed" xlink:actuate="onLoad"/><svg:desc>formule</svg:desc></draw:frame></text:p>
            <text:list>
              <text:list-item>
                <text:p text:style-name="P44">Déterminer sans justifier les images de –2, 0 et 3 par <text:span text:style-name="T16">f</text:span></text:p>
              </text:list-item>
              <text:list-item>
                <text:p text:style-name="P44">Déterminer sans justifier les antécédents de –<text:span text:style-name="T39">4 puis </text:span>0 par <text:span text:style-name="T16">f</text:span></text:p>
              </text:list-item>
              <text:list-item>
                <text:p text:style-name="P44"><text:span text:style-name="T29">Résoudre graphiquement </text:span><text:span text:style-name="T31">f</text:span><text:span text:style-name="T29"> (</text:span><text:span text:style-name="T31">x</text:span><text:span text:style-name="T29">) </text:span><text:span text:style-name="T33"></text:span><text:span text:style-name="T29"> 2</text:span></text:p>
              </text:list-item>
            </text:list>
          </text:list-item>
        </text:list>
      </text:section>
      <text:p text:style-name="P26">Tracer une courbe avec une Graph 35+<text:tab/><text:span text:style-name="T43">4</text:span>.2</text:p>
      <text:p text:style-name="P5"/>
      <text:section text:style-name="Sect1" text:name="Section3">
        <text:p text:style-name="Titre_20_rubrique">Afficher et cadrer une courbe</text:p>
        <text:list xml:id="list75716684539380" text:continue-list="list75717457824666" text:style-name="Numbering_20_1">
          <text:list-item text:start-value="1">
            <text:p text:style-name="P27"><text:span text:style-name="T1">Entrer une équation de courbe : </text:span><text:span text:style-name="T1"><draw:custom-shape text:anchor-type="as-char" svg:y="-0.4cm" draw:z-index="25" draw:style-name="gr1" draw:text-style-name="P49" svg:width="1.07cm" svg:height="0.5cm"><text:p text:style-name="P47"><text:span text:style-name="T46">menu</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 Graph »</text:span></text:p>
          </text:list-item>
          <text:list-item>
            <text:p text:style-name="P27"><text:span text:style-name="T1">Choisir un cadrage par défaut : </text:span><text:span text:style-name="T1"><draw:custom-shape text:anchor-type="as-char" svg:y="-0.383cm" draw:z-index="19" draw:style-name="gr1" draw:text-style-name="P49" svg:width="1.862cm" svg:height="0.5cm"><text:p text:style-name="P47"><text:span text:style-name="T46">v-window</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puis « STD » ou « INIT ».</text:span></text:p>
          </text:list-item>
          <text:list-item>
            <text:p text:style-name="P27"><text:span text:style-name="T1">Affiner le cadrage : </text:span><text:span text:style-name="T1"><draw:custom-shape text:anchor-type="as-char" svg:y="-0.383cm" draw:z-index="20" draw:style-name="gr1" draw:text-style-name="P49" svg:width="1.862cm" svg:height="0.5cm"><text:p text:style-name="P47"><text:span text:style-name="T46">v-window</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list-item>
          <text:list-item>
            <text:p text:style-name="P40">Afficher les courbes : « DRAW »</text:p>
          </text:list-item>
        </text:list>
        <text:p text:style-name="P1"/>
        <text:p text:style-name="Standard"><text:span text:style-name="T12">Ex :</text:span><text:span text:style-name="T13"> Représenter </text:span><text:span text:style-name="T10">f</text:span><text:span text:style-name="T13"> : </text:span><text:span text:style-name="T11">x</text:span><text:span text:style-name="T13"> </text:span><text:span text:style-name="T13"><draw:g text:anchor-type="as-char" svg:y="-0.21cm" draw:z-index="27"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pan><text:span text:style-name="T13"><text:s/>2 </text:span><text:span text:style-name="T10">x</text:span><text:span text:style-name="T22">2</text:span><text:span text:style-name="T13"> – 1 et </text:span><text:span text:style-name="T10">g</text:span><text:span text:style-name="T13"> : </text:span><text:span text:style-name="T11">x</text:span><text:span text:style-name="T13"> </text:span><text:span text:style-name="T13"><draw:g text:anchor-type="as-char" svg:y="-0.21cm" draw:z-index="28"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pan><text:span text:style-name="T13"><text:s/></text:span><text:span text:style-name="T10">x</text:span><text:span text:style-name="T13"> + 3</text:span> avec le même cadrage que ci-dessous :</text:p>
        <text:p text:style-name="P15"><draw:frame draw:style-name="fr1" draw:name="Cadre3" text:anchor-type="as-char" svg:width="5.5cm" draw:z-index="16"><draw:text-box fo:min-height="2.949cm"><text:p text:style-name="Frame_20_contents"><draw:g text:anchor-type="as-char" draw:z-index="17" draw:style-name="gr4"><draw:line draw:style-name="gr5" draw:text-style-name="P51" svg:x1="0.009cm" svg:y1="2.123cm" svg:x2="0.009cm" svg:y2="2.01cm"><text:p/></draw:line><draw:line draw:style-name="gr5" draw:text-style-name="P51" svg:x1="0.891cm" svg:y1="2.123cm" svg:x2="0.891cm" svg:y2="2.01cm"><text:p/></draw:line><draw:line draw:style-name="gr5" draw:text-style-name="P51" svg:x1="1.773cm" svg:y1="2.123cm" svg:x2="1.773cm" svg:y2="2.01cm"><text:p/></draw:line><draw:line draw:style-name="gr5" draw:text-style-name="P51" svg:x1="3.537cm" svg:y1="2.123cm" svg:x2="3.537cm" svg:y2="2.01cm"><text:p/></draw:line><draw:line draw:style-name="gr5" draw:text-style-name="P51" svg:x1="4.419cm" svg:y1="2.123cm" svg:x2="4.419cm" svg:y2="2.01cm"><text:p/></draw:line><draw:line draw:style-name="gr5" draw:text-style-name="P51" svg:x1="5.301cm" svg:y1="2.123cm" svg:x2="5.301cm" svg:y2="2.01cm"><text:p/></draw:line><draw:line draw:style-name="gr5" draw:text-style-name="P51" svg:x1="2.715cm" svg:y1="2.752cm" svg:x2="2.592cm" svg:y2="2.752cm"><text:p/></draw:line><draw:line draw:style-name="gr5" draw:text-style-name="P51" svg:x1="2.715cm" svg:y1="2.408cm" svg:x2="2.592cm" svg:y2="2.408cm"><text:p/></draw:line><draw:line draw:style-name="gr5" draw:text-style-name="P51" svg:x1="2.715cm" svg:y1="1.723cm" svg:x2="2.592cm" svg:y2="1.723cm"><text:p/></draw:line><draw:line draw:style-name="gr5" draw:text-style-name="P51" svg:x1="2.715cm" svg:y1="1.379cm" svg:x2="2.592cm" svg:y2="1.379cm"><text:p/></draw:line><draw:line draw:style-name="gr5" draw:text-style-name="P51" svg:x1="2.715cm" svg:y1="1.034cm" svg:x2="2.592cm" svg:y2="1.034cm"><text:p/></draw:line><draw:line draw:style-name="gr5" draw:text-style-name="P51" svg:x1="2.715cm" svg:y1="0.691cm" svg:x2="2.592cm" svg:y2="0.691cm"><text:p/></draw:line><draw:line draw:style-name="gr5" draw:text-style-name="P51" svg:x1="2.715cm" svg:y1="0.35cm" svg:x2="2.592cm" svg:y2="0.35cm"><text:p/></draw:line><draw:line draw:style-name="gr5" draw:text-style-name="P51" svg:x1="2.715cm" svg:y1="0.007cm" svg:x2="2.592cm" svg:y2="0.007cm"><text:p/></draw:line><draw:line draw:style-name="gr5" draw:text-style-name="P51" svg:x1="0.001cm" svg:y1="2.067cm" svg:x2="5.297cm" svg:y2="2.067cm"><text:p/></draw:line><draw:line draw:style-name="gr5" draw:text-style-name="P51" svg:x1="2.655cm" svg:y1="2.763cm" svg:x2="2.655cm" svg:y2="0cm"><text:p/></draw:line><draw:polyline draw:style-name="gr5" draw:text-style-name="P51" svg:width="3.29cm" svg:height="2.4cm" svg:x="1.009cm" svg:y="0.008cm" svg:viewBox="0 0 3291 2401" draw:points="0,11 62,185 124,356 185,518 247,673 309,823 371,964 432,1100 494,1230 556,1352 617,1467 680,1576 742,1678 803,1774 865,1862 926,1944 989,2018 1050,2087 1112,2149 1174,2204 1235,2252 1297,2293 1358,2328 1421,2355 1482,2377 1544,2392 1606,2400 1646,2401 1708,2397 1769,2388 1831,2371 1893,2347 1955,2317 2017,2280 2078,2236 2141,2185 2202,2128 2264,2065 2326,1994 2388,1917 2449,1833 2510,1742 2573,1644 2634,1540 2696,1429 2757,1312 2820,1186 2881,1056 2942,918 3005,773 3066,622 3128,464 3189,299 3251,128 3291,0"><text:p/></draw:polyline><draw:line draw:style-name="gr5" draw:text-style-name="P51" svg:x1="0cm" svg:y1="2.071cm" svg:x2="5.31cm" svg:y2="0.005cm"><text:p/></draw:line></draw:g></text:p></draw:text-box></draw:frame></text:p>
        <text:p text:style-name="P1"/>
        <text:p text:style-name="P3">Remarques :</text:p>
        <text:list xml:id="list75715789424903" text:continue-list="list75717095002641" text:style-name="List_20_1">
          <text:list-item>
            <text:p text:style-name="P32"><text:span text:style-name="T1">Si, au lieu d'avoir des « Y= », vous avez des « Xt1</text:span>=<text:span text:style-name="T1"> », « r</text:span><text:span text:style-name="T14">1</text:span>= », ou « u(n)= », il faut changer le type de la fonction avec « TYPE » puis « Y= ».</text:p>
          </text:list-item>
          <text:list-item>
            <text:p text:style-name="P34">Xscale et Yscale désignent l'écart demandé entre 2 graduations. En général on les laisse à 1</text:p>
          </text:list-item>
        </text:list>
        <text:p text:style-name="P1"/>
        <text:p text:style-name="P1"/>
        <text:p text:style-name="Titre_20_rubrique">Compléter un tableau de valeurs</text:p>
        <text:list xml:id="list75716687305145" text:continue-list="list75716684539380" text:style-name="Numbering_20_1">
          <text:list-item text:start-value="1">
            <text:p text:style-name="P40">Configurer un tableau à pas constants :<text:line-break/><draw:custom-shape text:anchor-type="as-char" svg:y="-0.383cm" draw:z-index="26" draw:style-name="gr1" draw:text-style-name="P49" svg:width="1.07cm" svg:height="0.5cm"><text:p text:style-name="P47"><text:span text:style-name="T46">menu</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9"> «TABLE» puis </text:span>« RANG »</text:p>
          </text:list-item>
          <text:list-item>
            <text:p text:style-name="P40">Afficher le tableau : « TABL »</text:p>
          </text:list-item>
          <text:list-item>
            <text:p text:style-name="P40">Calculer quelques images à la demande : Taper les valeurs souhaitées sur la colonne des X.</text:p>
          </text:list-item>
        </text:list>
        <text:p text:style-name="P1"/>
        <text:p text:style-name="P1"><text:span text:style-name="T24">Ex :</text:span> Compléter le tableau ci-dessous pour la fonction <text:span text:style-name="T15">x</text:span> <draw:g text:anchor-type="as-char" svg:y="-0.21cm" draw:z-index="18"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2 <text:span text:style-name="T16">x</text:span><text:span text:style-name="T20">2</text:span> – 1 </text:p>
        <table:table table:name="Tableau3" table:style-name="Tableau3">
          <table:table-column table:style-name="Tableau3.A" table:number-columns-repeated="9"/>
          <table:table-column table:style-name="Tableau3.J"/>
          <table:table-row>
            <table:table-cell table:style-name="Tableau3.A1" office:value-type="string">
              <text:p text:style-name="P19">X</text:p>
            </table:table-cell>
            <table:table-cell table:style-name="Tableau3.B1" office:value-type="float" office:value="0">
              <text:p text:style-name="P20">0</text:p>
            </table:table-cell>
            <table:table-cell table:style-name="Tableau3.C1" office:value-type="float" office:value="0.1">
              <text:p text:style-name="P20">0,1</text:p>
            </table:table-cell>
            <table:table-cell table:style-name="Tableau3.C1" office:value-type="float" office:value="0.3">
              <text:p text:style-name="P20">0,3</text:p>
            </table:table-cell>
            <table:table-cell table:style-name="Tableau3.B1" office:value-type="float" office:value="0.5">
              <text:p text:style-name="P20">0,5</text:p>
            </table:table-cell>
            <table:table-cell table:style-name="Tableau3.B1" office:value-type="float" office:value="1">
              <text:p text:style-name="P20">1</text:p>
            </table:table-cell>
            <table:table-cell table:style-name="Tableau3.B1" office:value-type="float" office:value="1.5">
              <text:p text:style-name="P20">1,5</text:p>
            </table:table-cell>
            <table:table-cell table:style-name="Tableau3.H1" office:value-type="float" office:value="2">
              <text:p text:style-name="P20">2</text:p>
            </table:table-cell>
            <table:table-cell table:style-name="Tableau3.H1" office:value-type="float" office:value="2.5">
              <text:p text:style-name="P20">2,5</text:p>
            </table:table-cell>
            <table:table-cell table:style-name="Tableau3.J1" office:value-type="float" office:value="3">
              <text:p text:style-name="P20">3</text:p>
            </table:table-cell>
          </table:table-row>
          <table:table-row>
            <table:table-cell table:style-name="Tableau3.G2" office:value-type="string">
              <text:p text:style-name="P20">Y<text:span text:style-name="T14">1</text:span></text:p>
            </table:table-cell>
            <table:table-cell table:style-name="Tableau3.G2" office:value-type="string">
              <text:p text:style-name="P20"/>
            </table:table-cell>
            <table:table-cell table:style-name="Tableau3.D2" office:value-type="string">
              <text:p text:style-name="P20"/>
            </table:table-cell>
            <table:table-cell table:style-name="Tableau3.D2" office:value-type="string">
              <text:p text:style-name="P20"/>
            </table:table-cell>
            <table:table-cell table:style-name="Tableau3.G2" office:value-type="string">
              <text:p text:style-name="P20"/>
            </table:table-cell>
            <table:table-cell table:style-name="Tableau3.G2" office:value-type="string">
              <text:p text:style-name="P20"/>
            </table:table-cell>
            <table:table-cell table:style-name="Tableau3.G2" office:value-type="string">
              <text:p text:style-name="P20"/>
            </table:table-cell>
            <table:table-cell table:style-name="Tableau3.I2" office:value-type="string">
              <text:p text:style-name="P20"/>
            </table:table-cell>
            <table:table-cell table:style-name="Tableau3.I2" office:value-type="string">
              <text:p text:style-name="P20"/>
            </table:table-cell>
            <table:table-cell table:style-name="Tableau3.J2" office:value-type="string">
              <text:p text:style-name="P20"/>
            </table:table-cell>
          </table:table-row>
        </table:table>
        <text:p text:style-name="Standard"/>
        <text:p text:style-name="Standard"/>
        <text:p text:style-name="Titre_20_rubrique">Déterminer les coordonnées d'un point d'intersection</text:p>
        <text:list xml:id="list75715763483841" text:continue-list="list75716687305145" text:style-name="Numbering_20_1">
          <text:list-item text:start-value="1">
            <text:p text:style-name="P27"><text:span text:style-name="T1">Afficher les courbes puis : </text:span><text:span text:style-name="T1"><draw:custom-shape text:anchor-type="as-char" svg:y="-0.383cm" draw:z-index="21" draw:style-name="gr1" draw:text-style-name="P49" svg:width="1.29cm" svg:height="0.5cm"><text:p text:style-name="P47"><text:span text:style-name="T46">g-solv</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et « ISCT »</text:span></text:p>
          </text:list-item>
          <text:list-item>
            <text:p text:style-name="P40">S'il y a plus de 2 courbes, sélectionner les 2 bonnes.</text:p>
          </text:list-item>
          <text:list-item>
            <text:p text:style-name="P40">Attendre !</text:p>
          </text:list-item>
          <text:list-item>
            <text:p text:style-name="P40">S'il y a plusieurs intersections : naviguer de l'une à l'autre avec <draw:custom-shape text:anchor-type="as-char" svg:y="-0.383cm" draw:z-index="23" draw:style-name="gr1" draw:text-style-name="P49" svg:width="0.652cm" svg:height="0.5cm"><text:p text:style-name="P47"><text:span text:style-name="T46">◄</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draw:custom-shape text:anchor-type="as-char" svg:y="-0.383cm" draw:z-index="22" draw:style-name="gr1" draw:text-style-name="P49" svg:width="0.652cm" svg:height="0.5cm"><text:p text:style-name="P47"><text:span text:style-name="T46">►</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item>
        </text:list>
        <text:p text:style-name="Standard"/>
        <text:p text:style-name="P11"><text:span text:style-name="T24">Ex :</text:span> Déterminer à 10<text:span text:style-name="T20">–4</text:span> près les coordonnées des points intersections des courbes d'équations : <text:span text:style-name="T15">y </text:span>= 2 <text:span text:style-name="T16">x</text:span><text:span text:style-name="T20">2</text:span><text:span text:style-name="T41"> </text:span>– 1 et<text:span text:style-name="T1"> </text:span><text:span text:style-name="T9">y = </text:span><text:span text:style-name="T16">x </text:span>+ 3</text:p>
        <text:p text:style-name="P7"><text:span text:style-name="T15">x</text:span><text:span text:style-name="T25">1</text:span>=<text:tab/><text:span text:style-name="T15">x</text:span><text:span text:style-name="T25">2</text:span>=</text:p>
        <text:p text:style-name="P7"><text:span text:style-name="T15">y</text:span><text:span text:style-name="T25">1</text:span>=<text:tab/><text:span text:style-name="T15">y</text:span><text:span text:style-name="T25">2</text:span>=</text:p>
        <text:p text:style-name="P17">Déterminer un extremum</text:p>
        <text:list xml:id="list75716085332139" text:continue-list="list75715763483841" text:style-name="Numbering_20_1">
          <text:list-item text:start-value="1">
            <text:p text:style-name="P27"><text:span text:style-name="T1">Afficher la courbe puis : </text:span><text:span text:style-name="T1"><draw:custom-shape text:anchor-type="as-char" svg:y="-0.383cm" draw:z-index="24" draw:style-name="gr1" draw:text-style-name="P49" svg:width="1.29cm" svg:height="0.5cm"><text:p text:style-name="P47"><text:span text:style-name="T46">g-solv</text:span></text:p><draw:enhanced-geometry svg:viewBox="0 0 21600 21600" draw:path-stretchpoint-x="10800" draw:path-stretchpoint-y="10800" draw:text-areas="?f3 ?f4 ?f5 ?f6" draw:type="round-rectangle" draw:modifiers="6918.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et « MAX » ou « MIN »</text:span></text:p>
          </text:list-item>
          <text:list-item>
            <text:p text:style-name="P40">S'il y a plusieurs courbes, sélectionner la bonne.</text:p>
          </text:list-item>
          <text:list-item>
            <text:p text:style-name="P40">Attendre !</text:p>
          </text:list-item>
        </text:list>
        <text:p text:style-name="Standard"/>
        <text:p text:style-name="P12"><text:span text:style-name="T24">Ex :</text:span> Déterminer <text:span text:style-name="T42">les coordonnées du point le plus bas de la courbe représentant graphiquement</text:span> la fonction <text:span text:style-name="T9">x </text:span><draw:g text:anchor-type="as-char" svg:y="-0.21cm" draw:z-index="42"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 2 <text:span text:style-name="T16">x</text:span><text:span text:style-name="T20">2</text:span><text:span text:style-name="T41"> </text:span>– 1<text:span text:style-name="T26"> :</text:span></text:p>
        <text:p text:style-name="P9"><text:span text:style-name="T17">x</text:span><text:span text:style-name="T27"> </text:span><text:span text:style-name="T26">=<text:tab/></text:span><text:span text:style-name="T19">y</text:span><text:span text:style-name="T41"> </text:span>=</text:p>
        <text:p text:style-name="P14"/>
        <text:p text:style-name="P13"/>
        <text:p text:style-name="P24">Exercices <text:span text:style-name="T29">(Donner les résultats à 10</text:span><text:span text:style-name="T21">–4</text:span><text:span text:style-name="T29"> près)</text:span></text:p>
        <text:list xml:id="list75715683841111" text:continue-list="list75716094409724" text:style-name="Exercice">
          <text:list-item>
            <text:p text:style-name="P44">Soit <text:span text:style-name="T16">f</text:span> définie par <text:span text:style-name="T15">x</text:span> <draw:g text:anchor-type="as-char" svg:y="-0.21cm" draw:z-index="52"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7" text:anchor-type="as-char" svg:width="1.381cm" svg:height="1.087cm" draw:z-index="55"><draw:object xlink:href="./Object 5" xlink:type="simple" xlink:show="embed" xlink:actuate="onLoad"/><draw:image xlink:href="./ObjectReplacements/Object 5" xlink:type="simple" xlink:show="embed" xlink:actuate="onLoad"/><svg:desc>formule</svg:desc></draw:frame></text:p>
            <text:list>
              <text:list-item>
                <text:p text:style-name="P44">Quel cadrage choisir pour <text:span text:style-name="T16">Cf </text:span><text:span text:style-name="T26">?</text:span></text:p>
              </text:list-item>
              <text:list-item>
                <text:p text:style-name="P44"><text:span text:style-name="T26">Déterminer graphiquement </text:span><text:span text:style-name="T27">les coordonnées du point le plus bas de la courbe </text:span><text:span text:style-name="T17">Cf.</text:span></text:p>
              </text:list-item>
              <text:list-item>
                <text:p text:style-name="P44">Déterminer graphiquement les <text:span text:style-name="T38">coordonnées du point d'intersection </text:span>de <text:span text:style-name="T16">Cf</text:span> <text:span text:style-name="T38">avec</text:span> la droite<text:span text:style-name="T38"> </text:span><text:span text:style-name="T16">d</text:span> <text:span text:style-name="T38">d'équation</text:span> : <text:span text:style-name="T15">y</text:span> = <text:span text:style-name="T15">x</text:span> + 1</text:p>
              </text:list-item>
            </text:list>
          </text:list-item>
        </text:list>
        <text:p text:style-name="P13"/>
        <text:list xml:id="list75717254965655" text:continue-numbering="true" text:style-name="Exercice">
          <text:list-item>
            <text:p text:style-name="P44">Soit <text:span text:style-name="T16">f</text:span> définie par <text:span text:style-name="T15">x</text:span> <draw:g text:anchor-type="as-char" svg:y="-0.21cm" draw:z-index="56"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draw:frame draw:style-name="fr2" draw:name="Objet8" text:anchor-type="as-char" svg:width="1.362cm" svg:height="1cm" draw:z-index="57"><draw:object xlink:href="./Object 7" xlink:type="simple" xlink:show="embed" xlink:actuate="onLoad"/><draw:image xlink:href="./ObjectReplacements/Object 7" xlink:type="simple" xlink:show="embed" xlink:actuate="onLoad"/><svg:desc>formule</svg:desc></draw:frame></text:p>
            <text:list>
              <text:list-item>
                <text:p text:style-name="P44">Quel cadrage choisir pour obtenir un graphique centré en <text:span text:style-name="T16">A</text:span>(3 ; 2) ?</text:p>
              </text:list-item>
              <text:list-item>
                <text:p text:style-name="P44">Déterminer graphiquement les coordonnées des points d'intersections de <text:span text:style-name="T16">Cf</text:span><text:span text:style-name="T26"> avec les axes.</text:span></text:p>
              </text:list-item>
              <text:list-item>
                <text:p text:style-name="P44"><text:span text:style-name="T26">Résoudre graphiquement </text:span><text:span text:style-name="T16">f</text:span><text:span text:style-name="T26"> (</text:span><text:span text:style-name="T16">x</text:span><text:span text:style-name="T26">)</text:span> = <text:span text:style-name="T15">x</text:span></text:p>
              </text:list-item>
            </text:list>
          </text:list-item>
        </text:list>
        <text:p text:style-name="P13"/>
        <text:list xml:id="list75716323216895" text:continue-numbering="true" text:style-name="Exercice">
          <text:list-item>
            <text:p text:style-name="P44">Soient <text:span text:style-name="T16">f</text:span> définie par <text:span text:style-name="T15">x</text:span> <draw:g text:anchor-type="as-char" svg:y="-0.21cm" draw:z-index="58"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 <text:span text:style-name="T16">x</text:span><text:span text:style-name="T20">2</text:span> + 2 <text:span text:style-name="T15">x</text:span> <text:line-break/>et <text:span text:style-name="T16">g</text:span> définie par <text:span text:style-name="T15">x</text:span> <draw:g text:anchor-type="as-char" svg:y="-0.21cm" draw:z-index="59" draw:style-name="gr2"><draw:line draw:style-name="gr3" draw:text-style-name="P50" svg:x1="0cm" svg:y1="0.001cm" svg:x2="0cm" svg:y2="0.167cm"><text:p/></draw:line><draw:line draw:style-name="gr3" draw:text-style-name="P50" svg:x1="0cm" svg:y1="0.084cm" svg:x2="0.529cm" svg:y2="0.084cm"><text:p/></draw:line><draw:line draw:style-name="gr3" draw:text-style-name="P50" svg:x1="0.529cm" svg:y1="0.084cm" svg:x2="0.439cm" svg:y2="0.001cm"><text:p/></draw:line><draw:line draw:style-name="gr3" draw:text-style-name="P50" svg:x1="0.529cm" svg:y1="0.084cm" svg:x2="0.439cm" svg:y2="0.167cm"><text:p/></draw:line></draw:g><text:s/><text:span text:style-name="T16">x</text:span><text:span text:style-name="T20">2</text:span> – 4</text:p>
            <text:list>
              <text:list-item>
                <text:p text:style-name="P44"><text:span text:style-name="T26">Résoudre graphiquement </text:span><text:span text:style-name="T16">f</text:span><text:span text:style-name="T26"> (</text:span><text:span text:style-name="T16">x</text:span><text:span text:style-name="T26">)</text:span><text:span text:style-name="T16"> </text:span><text:span text:style-name="T28">= 4</text:span></text:p>
              </text:list-item>
              <text:list-item>
                <text:p text:style-name="P44"><text:span text:style-name="T26">Résoudre graphiquement </text:span><text:span text:style-name="T16">f</text:span><text:span text:style-name="T26"> (</text:span><text:span text:style-name="T16">x</text:span><text:span text:style-name="T26">)</text:span> &gt; <text:span text:style-name="T16">g</text:span> (<text:span text:style-name="T16">x</text:span>)</text:p>
              </text:list-item>
            </text:list>
          </text:list-item>
        </text:list>
        <text:p text:style-name="P13"/>
        <text:list xml:id="list75715576667624" text:continue-numbering="true" text:style-name="Exercice">
          <text:list-item>
            <text:p text:style-name="P44">Soit <text:span text:style-name="T16">f</text:span> définie par <text:span text:style-name="T15">x</text:span> <draw:g text:anchor-type="as-char" svg:y="-0.21cm" draw:z-index="60" draw:style-name="gr2"><draw:line draw:style-name="gr3" draw:text-style-name="P50" svg:x1="0cm" svg:y1="-0.001cm" svg:x2="0cm" svg:y2="0.165cm"><text:p/></draw:line><draw:line draw:style-name="gr3" draw:text-style-name="P50" svg:x1="0cm" svg:y1="0.082cm" svg:x2="0.529cm" svg:y2="0.082cm"><text:p/></draw:line><draw:line draw:style-name="gr3" draw:text-style-name="P50" svg:x1="0.529cm" svg:y1="0.082cm" svg:x2="0.439cm" svg:y2="-0.001cm"><text:p/></draw:line><draw:line draw:style-name="gr3" draw:text-style-name="P50" svg:x1="0.529cm" svg:y1="0.082cm" svg:x2="0.439cm" svg:y2="0.165cm"><text:p/></draw:line></draw:g><text:s/><draw:frame draw:style-name="fr2" draw:name="Objet9" text:anchor-type="as-char" svg:width="2.337cm" svg:height="1cm" draw:z-index="61"><draw:object xlink:href="./Object 8" xlink:type="simple" xlink:show="embed" xlink:actuate="onLoad"/><draw:image xlink:href="./ObjectReplacements/Object 8" xlink:type="simple" xlink:show="embed" xlink:actuate="onLoad"/><svg:desc>formule</svg:desc></draw:frame></text:p>
            <text:list>
              <text:list-item>
                <text:p text:style-name="P44">Déterminer sans justifier les images de –2, 0 et 3 par <text:span text:style-name="T16">f</text:span></text:p>
              </text:list-item>
              <text:list-item>
                <text:p text:style-name="P44">Déterminer sans justifier les antécédents de –<text:span text:style-name="T39">4 puis </text:span>0 par <text:span text:style-name="T16">f</text:span></text:p>
              </text:list-item>
              <text:list-item>
                <text:p text:style-name="P44"><text:span text:style-name="T29">Résoudre graphiquement </text:span><text:span text:style-name="T31">f</text:span><text:span text:style-name="T29"> (</text:span><text:span text:style-name="T31">x</text:span><text:span text:style-name="T29">) </text:span><text:span text:style-name="T33"></text:span><text:span text:style-name="T29"> 2</text:span></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face style:name="Tahoma2" svg:font-family="Tahoma"/>
    <style:font-face style:name="Gothic" svg:font-family="Gothic" style:font-pitch="variable"/>
    <style:font-face style:name="Lucida Sans Unicode1" svg:font-family="'Lucida Sans Unicode'" style:font-pitch="variable"/>
    <style:font-face style:name="Lucidasans" svg:font-family="Lucidasans"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8cm" draw:dots2="1" draw:dots2-length="0.058cm" draw:distance="0.05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51pt solid #000000" fo:keep-with-next="always"/>
      <style:text-properties fo:text-transform="uppercase" style:font-name="Arial1" fo:font-family="Arial" style:font-family-generic="swiss" style:font-pitch="variable" fo:font-size="20pt" fo:language="en" fo:country="GB" fo:font-weight="bold" style:font-size-asian="20pt"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ABCD" style:family="paragraph" style:parent-style-name="Standard">
      <style:paragraph-properties fo:margin-left="0cm" fo:margin-right="0cm" fo:margin-top="0cm" fo:margin-bottom="0cm" loext:contextual-spacing="false" fo:orphans="0" fo:widows="0" fo:text-indent="0cm" style:auto-text-indent="false"/>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1"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loext:contextual-spacing="false"/>
      <style:text-properties fo:text-transform="uppercase" style:font-name="Arial" fo:font-family="Arial" style:font-style-name="Gras Italique" style:font-family-generic="swiss" style:font-pitch="variable" fo:font-size="14pt" fo:font-style="italic" fo:font-weight="bold"/>
    </style:style>
    <style:style style:name="Titre_20_rubrique" style:display-name="Titre rubrique" style:family="paragraph" style:parent-style-name="Standard" style:next-style-name="Standard" style:auto-update="true" style:list-style-name="" style:class="text" style:master-page-name="">
      <style:paragraph-properties fo:margin-top="0cm" fo:margin-bottom="0.199cm" loext:contextual-spacing="false" style:page-number="auto">
        <style:tab-stops/>
      </style:paragraph-properties>
      <style:text-properties fo:font-variant="normal" fo:text-transform="none" style:font-name="Arial1" fo:font-family="Arial" style:font-family-generic="swiss" style:font-pitch="variable" fo:font-size="12pt" fo:font-style="italic"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master-page-name="">
      <style:paragraph-properties fo:margin-top="0cm" fo:margin-bottom="0.101cm" loext:contextual-spacing="false" style:page-number="auto"/>
      <style:text-properties fo:text-transform="uppercase" style:font-name="Arial1"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fo:margin-top="0.101cm" fo:margin-bottom="0.101cm" style:wrap="parallel" style:number-wrapped-paragraphs="no-limit" style:wrap-contour="false"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Exercice">
      <text:list-level-style-number text:level="1" style:num-suffix=")" style:num-format="I">
        <style:list-level-properties text:min-label-width="0.4cm"/>
      </text:list-level-style-number>
      <text:list-level-style-number text:level="2" text:style-name="Numbering_20_Symbols" style:num-suffix=")" style:num-format="1">
        <style:list-level-properties text:space-before="0.401cm" text:min-label-width="0.4cm"/>
      </text:list-level-style-number>
      <text:list-level-style-number text:level="3" text:style-name="Numbering_20_Symbols" style:num-suffix=")" style:num-format="1">
        <style:list-level-properties text:space-before="1.905cm" text:min-label-width="0.499cm"/>
      </text:list-level-style-number>
      <text:list-level-style-number text:level="4" text:style-name="Numbering_20_Symbols" style:num-suffix=")" style:num-format="1">
        <style:list-level-properties text:space-before="2.54cm" text:min-label-width="0.499cm"/>
      </text:list-level-style-number>
      <text:list-level-style-number text:level="5" text:style-name="Numbering_20_Symbols" style:num-suffix=")" style:num-format="1">
        <style:list-level-properties text:space-before="3.175cm" text:min-label-width="0.499cm"/>
      </text:list-level-style-number>
      <text:list-level-style-number text:level="6" text:style-name="Numbering_20_Symbols" style:num-suffix=")" style:num-format="1">
        <style:list-level-properties text:space-before="3.81cm" text:min-label-width="0.499cm"/>
      </text:list-level-style-number>
      <text:list-level-style-number text:level="7" text:style-name="Numbering_20_Symbols" style:num-suffix=")" style:num-format="1">
        <style:list-level-properties text:space-before="4.445cm" text:min-label-width="0.499cm"/>
      </text:list-level-style-number>
      <text:list-level-style-number text:level="8" text:style-name="Numbering_20_Symbols" style:num-suffix=")" style:num-format="1">
        <style:list-level-properties text:space-before="5.08cm" text:min-label-width="0.499cm"/>
      </text:list-level-style-number>
      <text:list-level-style-number text:level="9" text:style-name="Numbering_20_Symbols" style:num-suffix=")" style:num-format="1">
        <style:list-level-properties text:space-before="5.715cm" text:min-label-width="0.499cm"/>
      </text:list-level-style-number>
      <text:list-level-style-number text:level="10" text:style-name="Numbering_20_Symbols" style:num-suffix=")" style:num-format="1">
        <style:list-level-properties text:space-before="6.35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initial-creator>Fontanet</meta:initial-creator>
    <meta:creation-date>2006-04-06T23:09:00</meta:creation-date>
    <dc:date>2019-11-08T07:57:14.751000000</dc:date>
    <meta:print-date>2015-11-20T22:02:59.212000000</meta:print-date>
    <dc:language>fr-FR</dc:language>
    <meta:editing-cycles>135</meta:editing-cycles>
    <meta:editing-duration>PT22H32M25S</meta:editing-duration>
    <meta:document-statistic meta:table-count="3" meta:image-count="0" meta:object-count="9" meta:page-count="3" meta:paragraph-count="167" meta:word-count="1439" meta:character-count="7102" meta:non-whitespace-character-count="5836"/>
    <meta:user-defined meta:name="Info 1"/>
    <meta:user-defined meta:name="Info 2"/>
    <meta:user-defined meta:name="Info 3"/>
    <meta:user-defined meta:name="Info 4"/>
  </office:meta>
</office:document-meta>
</file>

<file path=Object 1/content.xml><?xml version="1.0" encoding="utf-8"?>
<math xmlns="http://www.w3.org/1998/Math/MathML">
  <semantics>
    <mrow>
      <msqrt>
        <mrow>
          <mrow>
            <mi>x</mi>
            <mo stretchy="false">+</mo>
            <mfrac>
              <mrow>
                <mn>2</mn>
              </mrow>
              <mi>x</mi>
            </mfrac>
          </mrow>
        </mrow>
      </msqrt>
    </mrow>
    <annotation encoding="StarMath 5.0">sqrt{x+{2} over x}</annotation>
  </semantics>
</math>
</file>

<file path=Object 10/content.xml><?xml version="1.0" encoding="utf-8"?>
<math xmlns="http://www.w3.org/1998/Math/MathML" display="block">
  <semantics>
    <msqrt>
      <mrow>
        <mi>x</mi>
        <mo stretchy="false">+</mo>
        <mfrac>
          <mn>2</mn>
          <mi>x</mi>
        </mfrac>
      </mrow>
    </msqrt>
    <annotation encoding="StarMath 5.0">sqrt{x+{2} over x}</annotation>
  </semantics>
</math>
</file>

<file path=Object 2/content.xml><?xml version="1.0" encoding="utf-8"?>
<math xmlns="http://www.w3.org/1998/Math/MathML" display="block">
  <semantics>
    <mfrac>
      <mrow>
        <mn>2</mn>
        <mrow>
          <mi>x</mi>
          <mo stretchy="false">+</mo>
          <mn>1</mn>
        </mrow>
      </mrow>
      <mrow>
        <mi>x</mi>
        <mo stretchy="false">−</mo>
        <mn>3</mn>
      </mrow>
    </mfrac>
    <annotation encoding="StarMath 5.0">{{2}x+{1}} over {x-{3}}</annotation>
  </semantics>
</math>
</file>

<file path=Object 3/content.xml><?xml version="1.0" encoding="utf-8"?>
<math xmlns="http://www.w3.org/1998/Math/MathML" display="block">
  <semantics>
    <mfrac>
      <mrow>
        <mn>2</mn>
        <mrow>
          <mi>x</mi>
          <mo stretchy="false">+</mo>
          <mn>1</mn>
        </mrow>
      </mrow>
      <mrow>
        <mi>x</mi>
        <mo stretchy="false">−</mo>
        <mn>3</mn>
      </mrow>
    </mfrac>
    <annotation encoding="StarMath 5.0">{{2}x+{1}} over {x-{3}}</annotation>
  </semantics>
</math>
</file>

<file path=Object 4/content.xml><?xml version="1.0" encoding="utf-8"?>
<math xmlns="http://www.w3.org/1998/Math/MathML" display="block">
  <semantics>
    <mrow>
      <mfrac>
        <mn>1</mn>
        <mrow>
          <mi>x</mi>
          <mo stretchy="false">+</mo>
          <mn>1</mn>
        </mrow>
      </mfrac>
      <mo stretchy="false">+</mo>
      <mfrac>
        <mn>1</mn>
        <mrow>
          <mi>x</mi>
          <mo stretchy="false">−</mo>
          <mn>1</mn>
        </mrow>
      </mfrac>
    </mrow>
    <annotation encoding="StarMath 5.0">{1} over {x+{1}}+{1} over {x-{1}}</annotation>
  </semantics>
</math>
</file>

<file path=Object 5/content.xml><?xml version="1.0" encoding="utf-8"?>
<math xmlns="http://www.w3.org/1998/Math/MathML">
  <semantics>
    <mrow>
      <msqrt>
        <mrow>
          <mrow>
            <mi>x</mi>
            <mo stretchy="false">+</mo>
            <mfrac>
              <mrow>
                <mn>2</mn>
              </mrow>
              <mi>x</mi>
            </mfrac>
          </mrow>
        </mrow>
      </msqrt>
    </mrow>
    <annotation encoding="StarMath 5.0">sqrt{x+{2} over x}</annotation>
  </semantics>
</math>
</file>

<file path=Object 6/content.xml><?xml version="1.0" encoding="utf-8"?>
<math xmlns="http://www.w3.org/1998/Math/MathML" display="block">
  <semantics>
    <mrow>
      <mfrac>
        <mn>1</mn>
        <mrow>
          <mi>x</mi>
          <mo stretchy="false">+</mo>
          <mn>1</mn>
        </mrow>
      </mfrac>
      <mo stretchy="false">+</mo>
      <mfrac>
        <mn>1</mn>
        <mrow>
          <mi>x</mi>
          <mo stretchy="false">−</mo>
          <mn>1</mn>
        </mrow>
      </mfrac>
    </mrow>
    <annotation encoding="StarMath 5.0">{1} over {x+{1}}+{1} over {x-{1}}</annotation>
  </semantics>
</math>
</file>

<file path=Object 7/content.xml><?xml version="1.0" encoding="utf-8"?>
<math xmlns="http://www.w3.org/1998/Math/MathML" display="block">
  <semantics>
    <mfrac>
      <mrow>
        <mn>2</mn>
        <mrow>
          <mi>x</mi>
          <mo stretchy="false">+</mo>
          <mn>1</mn>
        </mrow>
      </mrow>
      <mrow>
        <mi>x</mi>
        <mo stretchy="false">−</mo>
        <mn>3</mn>
      </mrow>
    </mfrac>
    <annotation encoding="StarMath 5.0">{{2}x+{1}} over {x-{3}}</annotation>
  </semantics>
</math>
</file>

<file path=Object 8/content.xml><?xml version="1.0" encoding="utf-8"?>
<math xmlns="http://www.w3.org/1998/Math/MathML" display="block">
  <semantics>
    <mrow>
      <mfrac>
        <mn>1</mn>
        <mrow>
          <mi>x</mi>
          <mo stretchy="false">+</mo>
          <mn>1</mn>
        </mrow>
      </mfrac>
      <mo stretchy="false">+</mo>
      <mfrac>
        <mn>1</mn>
        <mrow>
          <mi>x</mi>
          <mo stretchy="false">−</mo>
          <mn>1</mn>
        </mrow>
      </mfrac>
    </mrow>
    <annotation encoding="StarMath 5.0">{1} over {x+{1}}+{1} over {x-{1}}</annotation>
  </semantics>
</math>
</file>